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606294"/>
    </style:style>
    <style:style style:name="P98" style:family="paragraph" style:parent-style-name="Standard">
      <style:text-properties fo:language="bg" fo:country="BG" officeooo:rsid="017dca53" officeooo:paragraph-rsid="0465d984"/>
    </style:style>
    <style:style style:name="P99" style:family="paragraph" style:parent-style-name="Standard">
      <style:text-properties fo:language="bg" fo:country="BG" officeooo:paragraph-rsid="0472a4c6"/>
    </style:style>
    <style:style style:name="P100" style:family="paragraph" style:parent-style-name="Standard">
      <style:text-properties fo:language="bg" fo:country="BG" officeooo:rsid="018dbbdd" officeooo:paragraph-rsid="0473d58a"/>
    </style:style>
    <style:style style:name="P101" style:family="paragraph" style:parent-style-name="Standard">
      <style:text-properties fo:language="bg" fo:country="BG" officeooo:paragraph-rsid="0473d58a"/>
    </style:style>
    <style:style style:name="P102" style:family="paragraph" style:parent-style-name="Standard">
      <style:text-properties fo:language="bg" fo:country="BG" officeooo:paragraph-rsid="04a2edbb"/>
    </style:style>
    <style:style style:name="P103" style:family="paragraph" style:parent-style-name="Standard">
      <style:text-properties fo:language="bg" fo:country="BG" officeooo:paragraph-rsid="04a47c3f"/>
    </style:style>
    <style:style style:name="P104" style:family="paragraph" style:parent-style-name="Standard">
      <style:text-properties fo:language="bg" fo:country="BG" officeooo:paragraph-rsid="04a57a66"/>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rsid="01ef7f26" officeooo:paragraph-rsid="0465d984"/>
    </style:style>
    <style:style style:name="P109" style:family="paragraph" style:parent-style-name="Standard">
      <style:text-properties officeooo:rsid="01ef7f26" officeooo:paragraph-rsid="046cbe2d"/>
    </style:style>
    <style:style style:name="P110" style:family="paragraph" style:parent-style-name="Standard">
      <style:text-properties officeooo:rsid="044bd142" officeooo:paragraph-rsid="0465d984"/>
    </style:style>
    <style:style style:name="P111" style:family="paragraph" style:parent-style-name="Standard">
      <style:text-properties officeooo:paragraph-rsid="04748914"/>
    </style:style>
    <style:style style:name="P11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3" style:family="paragraph" style:parent-style-name="Standard">
      <style:text-properties officeooo:paragraph-rsid="04a2edbb"/>
    </style:style>
    <style:style style:name="P114" style:family="paragraph" style:parent-style-name="Standard">
      <style:text-properties officeooo:paragraph-rsid="04a7f493"/>
    </style:style>
    <style:style style:name="P115" style:family="paragraph" style:parent-style-name="Standard">
      <style:paragraph-properties fo:text-align="center" style:justify-single-word="false"/>
      <style:text-properties officeooo:paragraph-rsid="04ab19cc"/>
    </style:style>
    <style:style style:name="P116"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7"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2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3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4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text-properties officeooo:paragraph-rsid="008caa8f"/>
    </style:style>
    <style:style style:name="P152" style:family="paragraph" style:parent-style-name="Table_20_Contents">
      <style:paragraph-properties fo:text-align="center" style:justify-single-word="false"/>
      <style:text-properties officeooo:paragraph-rsid="00903a8d"/>
    </style:style>
    <style:style style:name="P153" style:family="paragraph" style:parent-style-name="Table_20_Contents">
      <style:paragraph-properties fo:text-align="center" style:justify-single-word="false"/>
      <style:text-properties officeooo:paragraph-rsid="00927c73"/>
    </style:style>
    <style:style style:name="P154" style:family="paragraph" style:parent-style-name="Table_20_Contents">
      <style:paragraph-properties fo:text-align="center" style:justify-single-word="false"/>
      <style:text-properties officeooo:paragraph-rsid="0094e13e"/>
    </style:style>
    <style:style style:name="P155" style:family="paragraph" style:parent-style-name="Table_20_Contents">
      <style:paragraph-properties fo:text-align="center" style:justify-single-word="false"/>
      <style:text-properties officeooo:paragraph-rsid="009773a3"/>
    </style:style>
    <style:style style:name="P156" style:family="paragraph" style:parent-style-name="Table_20_Contents">
      <style:paragraph-properties fo:text-align="center" style:justify-single-word="false"/>
      <style:text-properties officeooo:paragraph-rsid="009ac59e"/>
    </style:style>
    <style:style style:name="P157" style:family="paragraph" style:parent-style-name="Table_20_Contents">
      <style:paragraph-properties fo:text-align="center" style:justify-single-word="false"/>
      <style:text-properties officeooo:paragraph-rsid="009c6919"/>
    </style:style>
    <style:style style:name="P158" style:family="paragraph" style:parent-style-name="Table_20_Contents">
      <style:paragraph-properties fo:text-align="center" style:justify-single-word="false"/>
      <style:text-properties officeooo:paragraph-rsid="009f1680"/>
    </style:style>
    <style:style style:name="P159" style:family="paragraph" style:parent-style-name="Table_20_Contents">
      <style:paragraph-properties fo:text-align="center" style:justify-single-word="false"/>
      <style:text-properties officeooo:paragraph-rsid="00a1a5b4"/>
    </style:style>
    <style:style style:name="P160" style:family="paragraph" style:parent-style-name="Table_20_Contents">
      <style:paragraph-properties fo:text-align="center" style:justify-single-word="false"/>
      <style:text-properties officeooo:paragraph-rsid="00a34787"/>
    </style:style>
    <style:style style:name="P161" style:family="paragraph" style:parent-style-name="Table_20_Contents">
      <style:paragraph-properties fo:text-align="center" style:justify-single-word="false"/>
      <style:text-properties officeooo:paragraph-rsid="00a4f6f0"/>
    </style:style>
    <style:style style:name="P162" style:family="paragraph" style:parent-style-name="Table_20_Contents">
      <style:paragraph-properties fo:text-align="center" style:justify-single-word="false"/>
      <style:text-properties officeooo:paragraph-rsid="00a54844"/>
    </style:style>
    <style:style style:name="P163" style:family="paragraph" style:parent-style-name="Table_20_Contents">
      <style:paragraph-properties fo:text-align="center" style:justify-single-word="false"/>
      <style:text-properties officeooo:paragraph-rsid="00a8172d"/>
    </style:style>
    <style:style style:name="P164" style:family="paragraph" style:parent-style-name="Table_20_Contents">
      <style:paragraph-properties fo:text-align="center" style:justify-single-word="false"/>
      <style:text-properties officeooo:paragraph-rsid="00a90683"/>
    </style:style>
    <style:style style:name="P165" style:family="paragraph" style:parent-style-name="Table_20_Contents">
      <style:paragraph-properties fo:text-align="center" style:justify-single-word="false"/>
      <style:text-properties officeooo:paragraph-rsid="00a9d866"/>
    </style:style>
    <style:style style:name="P166" style:family="paragraph" style:parent-style-name="Table_20_Contents">
      <style:paragraph-properties fo:text-align="center" style:justify-single-word="false"/>
      <style:text-properties officeooo:paragraph-rsid="00ab018b"/>
    </style:style>
    <style:style style:name="P167" style:family="paragraph" style:parent-style-name="Table_20_Contents">
      <style:paragraph-properties fo:text-align="center" style:justify-single-word="false"/>
      <style:text-properties officeooo:paragraph-rsid="00acfc33"/>
    </style:style>
    <style:style style:name="P168" style:family="paragraph" style:parent-style-name="Table_20_Contents">
      <style:paragraph-properties fo:text-align="center" style:justify-single-word="false"/>
      <style:text-properties officeooo:paragraph-rsid="00af07b5"/>
    </style:style>
    <style:style style:name="P169" style:family="paragraph" style:parent-style-name="Table_20_Contents">
      <style:paragraph-properties fo:text-align="center" style:justify-single-word="false"/>
      <style:text-properties officeooo:paragraph-rsid="00af1e12"/>
    </style:style>
    <style:style style:name="P170" style:family="paragraph" style:parent-style-name="Table_20_Contents">
      <style:paragraph-properties fo:text-align="center" style:justify-single-word="false"/>
      <style:text-properties officeooo:paragraph-rsid="00afa54a"/>
    </style:style>
    <style:style style:name="P171" style:family="paragraph" style:parent-style-name="Table_20_Contents">
      <style:paragraph-properties fo:text-align="center" style:justify-single-word="false"/>
      <style:text-properties officeooo:paragraph-rsid="00b0578d"/>
    </style:style>
    <style:style style:name="P172" style:family="paragraph" style:parent-style-name="Table_20_Contents">
      <style:paragraph-properties fo:text-align="center" style:justify-single-word="false"/>
      <style:text-properties officeooo:paragraph-rsid="00b0fa35"/>
    </style:style>
    <style:style style:name="P173" style:family="paragraph" style:parent-style-name="Table_20_Contents">
      <style:paragraph-properties fo:text-align="center" style:justify-single-word="false"/>
      <style:text-properties officeooo:paragraph-rsid="00b117fc"/>
    </style:style>
    <style:style style:name="P174" style:family="paragraph" style:parent-style-name="Table_20_Contents">
      <style:paragraph-properties fo:text-align="center" style:justify-single-word="false"/>
      <style:text-properties officeooo:paragraph-rsid="00b3cf78"/>
    </style:style>
    <style:style style:name="P175" style:family="paragraph" style:parent-style-name="Table_20_Contents">
      <style:paragraph-properties fo:text-align="center" style:justify-single-word="false"/>
      <style:text-properties officeooo:paragraph-rsid="00b8ab40"/>
    </style:style>
    <style:style style:name="P176" style:family="paragraph" style:parent-style-name="Table_20_Contents">
      <style:paragraph-properties fo:text-align="center" style:justify-single-word="false"/>
      <style:text-properties officeooo:paragraph-rsid="00bf929f"/>
    </style:style>
    <style:style style:name="P177" style:family="paragraph" style:parent-style-name="Table_20_Contents">
      <style:paragraph-properties fo:text-align="center" style:justify-single-word="false"/>
      <style:text-properties officeooo:paragraph-rsid="00c2347c"/>
    </style:style>
    <style:style style:name="P178" style:family="paragraph" style:parent-style-name="Table_20_Contents">
      <style:paragraph-properties fo:text-align="center" style:justify-single-word="false"/>
      <style:text-properties officeooo:paragraph-rsid="00c3960b"/>
    </style:style>
    <style:style style:name="P179" style:family="paragraph" style:parent-style-name="Table_20_Contents">
      <style:paragraph-properties fo:text-align="center" style:justify-single-word="false"/>
      <style:text-properties officeooo:paragraph-rsid="00c6243a"/>
    </style:style>
    <style:style style:name="P180" style:family="paragraph" style:parent-style-name="Table_20_Contents">
      <style:paragraph-properties fo:text-align="center" style:justify-single-word="false"/>
      <style:text-properties officeooo:paragraph-rsid="00c7d84b"/>
    </style:style>
    <style:style style:name="P181" style:family="paragraph" style:parent-style-name="Table_20_Contents">
      <style:paragraph-properties fo:text-align="center" style:justify-single-word="false"/>
      <style:text-properties officeooo:paragraph-rsid="00c92b84"/>
    </style:style>
    <style:style style:name="P182" style:family="paragraph" style:parent-style-name="Table_20_Contents">
      <style:text-properties officeooo:paragraph-rsid="008caa8f"/>
    </style:style>
    <style:style style:name="P183" style:family="paragraph" style:parent-style-name="Table_20_Contents">
      <style:text-properties officeooo:paragraph-rsid="00903a8d"/>
    </style:style>
    <style:style style:name="P184" style:family="paragraph" style:parent-style-name="Table_20_Contents">
      <style:text-properties officeooo:paragraph-rsid="00927c73"/>
    </style:style>
    <style:style style:name="P185" style:family="paragraph" style:parent-style-name="Table_20_Contents">
      <style:text-properties officeooo:paragraph-rsid="0094e13e"/>
    </style:style>
    <style:style style:name="P186" style:family="paragraph" style:parent-style-name="Table_20_Contents">
      <style:text-properties officeooo:paragraph-rsid="009773a3"/>
    </style:style>
    <style:style style:name="P187" style:family="paragraph" style:parent-style-name="Table_20_Contents">
      <style:text-properties officeooo:paragraph-rsid="009ac59e"/>
    </style:style>
    <style:style style:name="P188" style:family="paragraph" style:parent-style-name="Table_20_Contents">
      <style:text-properties officeooo:paragraph-rsid="009c6919"/>
    </style:style>
    <style:style style:name="P189" style:family="paragraph" style:parent-style-name="Table_20_Contents">
      <style:text-properties officeooo:paragraph-rsid="009f1680"/>
    </style:style>
    <style:style style:name="P190" style:family="paragraph" style:parent-style-name="Table_20_Contents">
      <style:text-properties officeooo:paragraph-rsid="00a1a5b4"/>
    </style:style>
    <style:style style:name="P191" style:family="paragraph" style:parent-style-name="Table_20_Contents">
      <style:text-properties officeooo:paragraph-rsid="00a34787"/>
    </style:style>
    <style:style style:name="P192" style:family="paragraph" style:parent-style-name="Table_20_Contents">
      <style:text-properties officeooo:paragraph-rsid="00a4f6f0"/>
    </style:style>
    <style:style style:name="P193" style:family="paragraph" style:parent-style-name="Table_20_Contents">
      <style:text-properties officeooo:paragraph-rsid="00a54844"/>
    </style:style>
    <style:style style:name="P194" style:family="paragraph" style:parent-style-name="Table_20_Contents">
      <style:text-properties officeooo:paragraph-rsid="00a90683"/>
    </style:style>
    <style:style style:name="P195" style:family="paragraph" style:parent-style-name="Table_20_Contents">
      <style:text-properties officeooo:paragraph-rsid="00a9d866"/>
    </style:style>
    <style:style style:name="P196" style:family="paragraph" style:parent-style-name="Table_20_Contents">
      <style:text-properties officeooo:paragraph-rsid="00ab018b"/>
    </style:style>
    <style:style style:name="P197" style:family="paragraph" style:parent-style-name="Table_20_Contents">
      <style:text-properties officeooo:paragraph-rsid="00acfc33"/>
    </style:style>
    <style:style style:name="P198" style:family="paragraph" style:parent-style-name="Table_20_Contents">
      <style:text-properties officeooo:paragraph-rsid="00af07b5"/>
    </style:style>
    <style:style style:name="P199" style:family="paragraph" style:parent-style-name="Table_20_Contents">
      <style:text-properties officeooo:paragraph-rsid="00af1e12"/>
    </style:style>
    <style:style style:name="P200" style:family="paragraph" style:parent-style-name="Table_20_Contents">
      <style:text-properties officeooo:paragraph-rsid="00afa54a"/>
    </style:style>
    <style:style style:name="P201" style:family="paragraph" style:parent-style-name="Table_20_Contents">
      <style:text-properties officeooo:paragraph-rsid="00b0578d"/>
    </style:style>
    <style:style style:name="P202" style:family="paragraph" style:parent-style-name="Table_20_Contents">
      <style:text-properties officeooo:paragraph-rsid="00b0fa35"/>
    </style:style>
    <style:style style:name="P203" style:family="paragraph" style:parent-style-name="Table_20_Contents">
      <style:text-properties officeooo:paragraph-rsid="00b117fc"/>
    </style:style>
    <style:style style:name="P204" style:family="paragraph" style:parent-style-name="Table_20_Contents">
      <style:text-properties officeooo:paragraph-rsid="00b8ab40"/>
    </style:style>
    <style:style style:name="P205" style:family="paragraph" style:parent-style-name="Table_20_Contents">
      <style:text-properties officeooo:rsid="00bd2a6f" officeooo:paragraph-rsid="00bd2a6f"/>
    </style:style>
    <style:style style:name="P206" style:family="paragraph" style:parent-style-name="Table_20_Contents">
      <style:text-properties officeooo:rsid="00bd65f3" officeooo:paragraph-rsid="00bd65f3"/>
    </style:style>
    <style:style style:name="P207" style:family="paragraph" style:parent-style-name="Table_20_Contents">
      <style:text-properties officeooo:paragraph-rsid="00bf929f"/>
    </style:style>
    <style:style style:name="P208" style:family="paragraph" style:parent-style-name="Table_20_Contents">
      <style:paragraph-properties fo:text-align="center" style:justify-single-word="false"/>
      <style:text-properties officeooo:rsid="00bf929f" officeooo:paragraph-rsid="00bf929f"/>
    </style:style>
    <style:style style:name="P209" style:family="paragraph" style:parent-style-name="Table_20_Contents">
      <style:paragraph-properties fo:text-align="center" style:justify-single-word="false"/>
      <style:text-properties officeooo:rsid="00bf929f" officeooo:paragraph-rsid="00c2347c"/>
    </style:style>
    <style:style style:name="P210" style:family="paragraph" style:parent-style-name="Table_20_Contents">
      <style:paragraph-properties fo:text-align="center" style:justify-single-word="false"/>
      <style:text-properties officeooo:rsid="00bf929f" officeooo:paragraph-rsid="00c3960b"/>
    </style:style>
    <style:style style:name="P211" style:family="paragraph" style:parent-style-name="Table_20_Contents">
      <style:paragraph-properties fo:text-align="center" style:justify-single-word="false"/>
      <style:text-properties officeooo:rsid="00bf929f" officeooo:paragraph-rsid="00c6243a"/>
    </style:style>
    <style:style style:name="P212" style:family="paragraph" style:parent-style-name="Table_20_Contents">
      <style:paragraph-properties fo:text-align="center" style:justify-single-word="false"/>
      <style:text-properties officeooo:rsid="00bf929f" officeooo:paragraph-rsid="00c7d84b"/>
    </style:style>
    <style:style style:name="P213" style:family="paragraph" style:parent-style-name="Table_20_Contents">
      <style:paragraph-properties fo:text-align="center" style:justify-single-word="false"/>
      <style:text-properties officeooo:rsid="00bf929f" officeooo:paragraph-rsid="00c92b84"/>
    </style:style>
    <style:style style:name="P214" style:family="paragraph" style:parent-style-name="Table_20_Contents">
      <style:text-properties officeooo:paragraph-rsid="00c2347c"/>
    </style:style>
    <style:style style:name="P215" style:family="paragraph" style:parent-style-name="Table_20_Contents">
      <style:text-properties officeooo:paragraph-rsid="00c3960b"/>
    </style:style>
    <style:style style:name="P216" style:family="paragraph" style:parent-style-name="Table_20_Contents">
      <style:text-properties officeooo:paragraph-rsid="00c6243a"/>
    </style:style>
    <style:style style:name="P217" style:family="paragraph" style:parent-style-name="Table_20_Contents">
      <style:text-properties officeooo:paragraph-rsid="00c7d84b"/>
    </style:style>
    <style:style style:name="P218" style:family="paragraph" style:parent-style-name="Table_20_Contents">
      <style:text-properties officeooo:paragraph-rsid="00c92b84"/>
    </style:style>
    <style:style style:name="P219" style:family="paragraph" style:parent-style-name="Table_20_Contents">
      <style:text-properties officeooo:rsid="00cae025" officeooo:paragraph-rsid="00cae025"/>
    </style:style>
    <style:style style:name="P220" style:family="paragraph" style:parent-style-name="Table_20_Contents">
      <style:text-properties officeooo:rsid="00cb67c6" officeooo:paragraph-rsid="00cb67c6"/>
    </style:style>
    <style:style style:name="P221" style:family="paragraph" style:parent-style-name="Table_20_Contents">
      <style:text-properties officeooo:rsid="00cbe498" officeooo:paragraph-rsid="00cbe498"/>
    </style:style>
    <style:style style:name="P222" style:family="paragraph" style:parent-style-name="Table_20_Contents">
      <style:text-properties officeooo:rsid="00ccc320" officeooo:paragraph-rsid="00ccc320"/>
    </style:style>
    <style:style style:name="P223" style:family="paragraph" style:parent-style-name="Table_20_Contents">
      <style:text-properties officeooo:rsid="00ce86f2" officeooo:paragraph-rsid="00c6243a"/>
    </style:style>
    <style:style style:name="P224" style:family="paragraph" style:parent-style-name="Table_20_Contents">
      <style:text-properties officeooo:rsid="00ce86f2" officeooo:paragraph-rsid="00ce86f2"/>
    </style:style>
    <style:style style:name="P225" style:family="paragraph" style:parent-style-name="Table_20_Contents">
      <style:text-properties officeooo:rsid="00cf2bae" officeooo:paragraph-rsid="00cf2bae"/>
    </style:style>
    <style:style style:name="P226" style:family="paragraph" style:parent-style-name="Table_20_Contents">
      <style:text-properties officeooo:rsid="00d1e682" officeooo:paragraph-rsid="00d1e682"/>
    </style:style>
    <style:style style:name="P227" style:family="paragraph" style:parent-style-name="Table_20_Contents">
      <style:paragraph-properties fo:text-align="start" style:justify-single-word="false"/>
    </style:style>
    <style:style style:name="P228" style:family="paragraph" style:parent-style-name="Table_20_Contents">
      <style:text-properties officeooo:rsid="00dc5f91" officeooo:paragraph-rsid="00dc5f91"/>
    </style:style>
    <style:style style:name="P229" style:family="paragraph" style:parent-style-name="Table_20_Contents">
      <style:text-properties officeooo:rsid="00e68529" officeooo:paragraph-rsid="00e68529"/>
    </style:style>
    <style:style style:name="P230" style:family="paragraph" style:parent-style-name="Table_20_Contents">
      <style:text-properties officeooo:rsid="00eb3f1b" officeooo:paragraph-rsid="00eb3f1b"/>
    </style:style>
    <style:style style:name="P231" style:family="paragraph" style:parent-style-name="Table_20_Contents">
      <style:text-properties officeooo:rsid="00eb3f1b" officeooo:paragraph-rsid="00ed0fe9"/>
    </style:style>
    <style:style style:name="P232" style:family="paragraph" style:parent-style-name="Table_20_Contents">
      <style:text-properties officeooo:rsid="00eb3f1b" officeooo:paragraph-rsid="00ee8b45"/>
    </style:style>
    <style:style style:name="P233" style:family="paragraph" style:parent-style-name="Table_20_Contents">
      <style:text-properties officeooo:rsid="00eb3f1b" officeooo:paragraph-rsid="00f14f31"/>
    </style:style>
    <style:style style:name="P234" style:family="paragraph" style:parent-style-name="Table_20_Contents">
      <style:text-properties officeooo:rsid="00eb3f1b" officeooo:paragraph-rsid="01331860"/>
    </style:style>
    <style:style style:name="P235" style:family="paragraph" style:parent-style-name="Table_20_Contents">
      <style:text-properties officeooo:rsid="00eb3f1b" officeooo:paragraph-rsid="01337493"/>
    </style:style>
    <style:style style:name="P236" style:family="paragraph" style:parent-style-name="Table_20_Contents">
      <style:text-properties officeooo:rsid="00f8c253" officeooo:paragraph-rsid="00f8c253"/>
    </style:style>
    <style:style style:name="P237" style:family="paragraph" style:parent-style-name="Table_20_Contents">
      <style:text-properties officeooo:rsid="00f95d42" officeooo:paragraph-rsid="00f95d42"/>
    </style:style>
    <style:style style:name="P238" style:family="paragraph" style:parent-style-name="Table_20_Contents">
      <style:text-properties officeooo:paragraph-rsid="01027c1d"/>
    </style:style>
    <style:style style:name="P239" style:family="paragraph" style:parent-style-name="Table_20_Contents">
      <style:text-properties officeooo:rsid="0107a244" officeooo:paragraph-rsid="0107a244"/>
    </style:style>
    <style:style style:name="P240" style:family="paragraph" style:parent-style-name="Table_20_Contents">
      <style:text-properties officeooo:rsid="01105af8" officeooo:paragraph-rsid="01105af8"/>
    </style:style>
    <style:style style:name="P241" style:family="paragraph" style:parent-style-name="Table_20_Contents">
      <style:text-properties officeooo:rsid="0117372c" officeooo:paragraph-rsid="0117372c"/>
    </style:style>
    <style:style style:name="P242" style:family="paragraph" style:parent-style-name="Table_20_Contents">
      <style:text-properties officeooo:rsid="011ea4c7" officeooo:paragraph-rsid="011ea4c7"/>
    </style:style>
    <style:style style:name="P243" style:family="paragraph" style:parent-style-name="Table_20_Contents">
      <style:text-properties officeooo:rsid="011ee378" officeooo:paragraph-rsid="011ee378"/>
    </style:style>
    <style:style style:name="P244" style:family="paragraph" style:parent-style-name="Table_20_Contents">
      <style:text-properties officeooo:rsid="01226416" officeooo:paragraph-rsid="01226416"/>
    </style:style>
    <style:style style:name="P245" style:family="paragraph" style:parent-style-name="Table_20_Contents">
      <style:text-properties officeooo:rsid="012372b8" officeooo:paragraph-rsid="012372b8"/>
    </style:style>
    <style:style style:name="P246" style:family="paragraph" style:parent-style-name="Table_20_Contents">
      <style:text-properties officeooo:rsid="0123d0ff" officeooo:paragraph-rsid="0123d0ff"/>
    </style:style>
    <style:style style:name="P247" style:family="paragraph" style:parent-style-name="Table_20_Contents">
      <style:text-properties officeooo:paragraph-rsid="0124f9c2"/>
    </style:style>
    <style:style style:name="P248" style:family="paragraph" style:parent-style-name="Table_20_Contents">
      <style:text-properties officeooo:rsid="012672a9" officeooo:paragraph-rsid="012672a9"/>
    </style:style>
    <style:style style:name="P249" style:family="paragraph" style:parent-style-name="Table_20_Contents">
      <style:text-properties officeooo:rsid="0127b5c5" officeooo:paragraph-rsid="0127b5c5"/>
    </style:style>
    <style:style style:name="P250" style:family="paragraph" style:parent-style-name="Table_20_Contents">
      <style:text-properties officeooo:rsid="012a6388" officeooo:paragraph-rsid="012a6388"/>
    </style:style>
    <style:style style:name="P251" style:family="paragraph" style:parent-style-name="Table_20_Contents">
      <style:text-properties officeooo:rsid="012ba68a" officeooo:paragraph-rsid="012ba68a"/>
    </style:style>
    <style:style style:name="P252" style:family="paragraph" style:parent-style-name="Table_20_Contents">
      <style:text-properties officeooo:rsid="012ce028" officeooo:paragraph-rsid="012ce028"/>
    </style:style>
    <style:style style:name="P253" style:family="paragraph" style:parent-style-name="Table_20_Contents">
      <style:text-properties officeooo:rsid="012e16cd" officeooo:paragraph-rsid="012e16cd"/>
    </style:style>
    <style:style style:name="P254" style:family="paragraph" style:parent-style-name="Table_20_Contents">
      <style:text-properties officeooo:rsid="012ffa43" officeooo:paragraph-rsid="012eafe7"/>
    </style:style>
    <style:style style:name="P255" style:family="paragraph" style:parent-style-name="Table_20_Contents">
      <style:text-properties officeooo:rsid="012ffa43" officeooo:paragraph-rsid="012ffa43"/>
    </style:style>
    <style:style style:name="P256" style:family="paragraph" style:parent-style-name="Table_20_Contents">
      <style:text-properties officeooo:rsid="0131312f" officeooo:paragraph-rsid="01331860"/>
    </style:style>
    <style:style style:name="P257" style:family="paragraph" style:parent-style-name="Table_20_Contents">
      <style:text-properties officeooo:rsid="0131312f" officeooo:paragraph-rsid="01337493"/>
    </style:style>
    <style:style style:name="P258" style:family="paragraph" style:parent-style-name="Table_20_Contents">
      <style:text-properties officeooo:rsid="01320b05" officeooo:paragraph-rsid="01320b05"/>
    </style:style>
    <style:style style:name="P259" style:family="paragraph" style:parent-style-name="Table_20_Contents">
      <style:text-properties officeooo:rsid="01320b05" officeooo:paragraph-rsid="01337493"/>
    </style:style>
    <style:style style:name="P260" style:family="paragraph" style:parent-style-name="Table_20_Contents">
      <style:text-properties officeooo:rsid="01356430" officeooo:paragraph-rsid="01356430"/>
    </style:style>
    <style:style style:name="P261" style:family="paragraph" style:parent-style-name="Table_20_Contents">
      <style:text-properties officeooo:rsid="04995853" officeooo:paragraph-rsid="04995853"/>
    </style:style>
    <style:style style:name="P262" style:family="paragraph" style:parent-style-name="Table_20_Contents">
      <style:text-properties officeooo:rsid="049b25b5" officeooo:paragraph-rsid="04a126c7"/>
    </style:style>
    <style:style style:name="P263" style:family="paragraph" style:parent-style-name="Table_20_Contents">
      <style:text-properties officeooo:rsid="04a126c7" officeooo:paragraph-rsid="04a126c7"/>
    </style:style>
    <style:style style:name="P264" style:family="paragraph" style:parent-style-name="Table_20_Contents">
      <style:text-properties officeooo:rsid="04a271ad" officeooo:paragraph-rsid="04a271ad"/>
    </style:style>
    <style:style style:name="P265" style:family="paragraph" style:parent-style-name="Table_20_Contents">
      <style:text-properties officeooo:rsid="02228356" officeooo:paragraph-rsid="04a2edbb"/>
    </style:style>
    <style:style style:name="P266"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67"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68"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69"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0"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71"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72"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73"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74"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75"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76"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77"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78"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79"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0"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81"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82"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83" style:family="paragraph" style:parent-style-name="Table_20_Contents">
      <style:text-properties officeooo:rsid="02244b73" officeooo:paragraph-rsid="04a2edbb"/>
    </style:style>
    <style:style style:name="P284" style:family="paragraph" style:parent-style-name="Table_20_Contents">
      <style:text-properties officeooo:rsid="02263f41" officeooo:paragraph-rsid="04a2edbb"/>
    </style:style>
    <style:style style:name="P285" style:family="paragraph" style:parent-style-name="Table_20_Contents">
      <style:text-properties officeooo:rsid="02a3c531" officeooo:paragraph-rsid="04a2edbb"/>
    </style:style>
    <style:style style:name="P286" style:family="paragraph" style:parent-style-name="Table_20_Contents">
      <style:text-properties officeooo:rsid="02bb26f9" officeooo:paragraph-rsid="04a2edbb"/>
    </style:style>
    <style:style style:name="P287" style:family="paragraph" style:parent-style-name="Table_20_Contents">
      <style:text-properties officeooo:rsid="02bea3eb" officeooo:paragraph-rsid="04a2edbb"/>
    </style:style>
    <style:style style:name="P288" style:family="paragraph" style:parent-style-name="Table_20_Contents">
      <style:text-properties officeooo:rsid="02c2ba89" officeooo:paragraph-rsid="04a2edbb"/>
    </style:style>
    <style:style style:name="P289" style:family="paragraph" style:parent-style-name="Table_20_Contents">
      <style:text-properties officeooo:rsid="02c447e4" officeooo:paragraph-rsid="04a2edbb"/>
    </style:style>
    <style:style style:name="P290" style:family="paragraph" style:parent-style-name="Table_20_Contents">
      <style:text-properties officeooo:rsid="02c675fa" officeooo:paragraph-rsid="04a2edbb"/>
    </style:style>
    <style:style style:name="P291" style:family="paragraph" style:parent-style-name="Table_20_Contents">
      <style:text-properties officeooo:rsid="02c8484b" officeooo:paragraph-rsid="04a2edbb"/>
    </style:style>
    <style:style style:name="P292" style:family="paragraph" style:parent-style-name="Table_20_Contents">
      <style:text-properties officeooo:rsid="03006a42" officeooo:paragraph-rsid="04a2edbb"/>
    </style:style>
    <style:style style:name="P293" style:family="paragraph" style:parent-style-name="Table_20_Contents">
      <style:text-properties officeooo:rsid="03c7fb5a" officeooo:paragraph-rsid="04a2edbb"/>
    </style:style>
    <style:style style:name="P294" style:family="paragraph" style:parent-style-name="Table_20_Contents">
      <style:text-properties officeooo:rsid="03e0dc7f" officeooo:paragraph-rsid="04a2edbb"/>
    </style:style>
    <style:style style:name="P295" style:family="paragraph" style:parent-style-name="Table_20_Contents">
      <style:text-properties officeooo:rsid="03ede995" officeooo:paragraph-rsid="04a2edbb"/>
    </style:style>
    <style:style style:name="P296" style:family="paragraph" style:parent-style-name="Table_20_Contents">
      <style:text-properties officeooo:rsid="0414d3ca" officeooo:paragraph-rsid="04a2edbb"/>
    </style:style>
    <style:style style:name="P297" style:family="paragraph" style:parent-style-name="Table_20_Contents">
      <style:text-properties officeooo:rsid="04193b88" officeooo:paragraph-rsid="04a2edbb"/>
    </style:style>
    <style:style style:name="P298" style:family="paragraph" style:parent-style-name="Table_20_Contents">
      <style:text-properties officeooo:rsid="0430fa18" officeooo:paragraph-rsid="04a2edbb"/>
    </style:style>
    <style:style style:name="P299" style:family="paragraph" style:parent-style-name="Table_20_Contents">
      <style:text-properties officeooo:rsid="026cff38" officeooo:paragraph-rsid="04a2edbb"/>
    </style:style>
    <style:style style:name="P300" style:family="paragraph" style:parent-style-name="Table_20_Contents">
      <style:text-properties officeooo:rsid="02871d8d" officeooo:paragraph-rsid="04a2edbb"/>
    </style:style>
    <style:style style:name="P301" style:family="paragraph" style:parent-style-name="Table_20_Contents">
      <style:text-properties officeooo:paragraph-rsid="04a2edbb"/>
    </style:style>
    <style:style style:name="P302" style:family="paragraph" style:parent-style-name="Table">
      <style:text-properties officeooo:paragraph-rsid="02494a1b"/>
    </style:style>
    <style:style style:name="P303" style:family="paragraph" style:parent-style-name="Table">
      <style:text-properties fo:language="bg" fo:country="BG" officeooo:paragraph-rsid="024b73b5"/>
    </style:style>
    <style:style style:name="P304" style:family="paragraph" style:parent-style-name="Table">
      <style:text-properties fo:language="bg" fo:country="BG" officeooo:paragraph-rsid="024c27bc"/>
    </style:style>
    <style:style style:name="P305" style:family="paragraph" style:parent-style-name="Table">
      <style:text-properties fo:language="bg" fo:country="BG" officeooo:paragraph-rsid="024cabf3"/>
    </style:style>
    <style:style style:name="P306" style:family="paragraph" style:parent-style-name="Table">
      <style:text-properties fo:language="bg" fo:country="BG" officeooo:paragraph-rsid="0251d9d3"/>
    </style:style>
    <style:style style:name="P307" style:family="paragraph" style:parent-style-name="Table">
      <style:text-properties fo:language="bg" fo:country="BG" officeooo:paragraph-rsid="0253211f"/>
    </style:style>
    <style:style style:name="P308" style:family="paragraph" style:parent-style-name="Table">
      <style:text-properties fo:language="bg" fo:country="BG" officeooo:paragraph-rsid="02565c50"/>
    </style:style>
    <style:style style:name="P309" style:family="paragraph" style:parent-style-name="Table">
      <style:text-properties fo:language="bg" fo:country="BG" officeooo:paragraph-rsid="02576174"/>
    </style:style>
    <style:style style:name="P310" style:family="paragraph" style:parent-style-name="Table">
      <style:text-properties fo:language="bg" fo:country="BG" officeooo:paragraph-rsid="025829dd"/>
    </style:style>
    <style:style style:name="P311" style:family="paragraph" style:parent-style-name="Table">
      <style:text-properties fo:language="bg" fo:country="BG" officeooo:paragraph-rsid="025a42cc"/>
    </style:style>
    <style:style style:name="P312" style:family="paragraph" style:parent-style-name="Table">
      <style:text-properties fo:language="bg" fo:country="BG" officeooo:paragraph-rsid="025b64b2"/>
    </style:style>
    <style:style style:name="P313" style:family="paragraph" style:parent-style-name="Table">
      <style:text-properties fo:language="bg" fo:country="BG" officeooo:paragraph-rsid="025be9f1"/>
    </style:style>
    <style:style style:name="P314" style:family="paragraph" style:parent-style-name="Table">
      <style:text-properties fo:language="bg" fo:country="BG" officeooo:paragraph-rsid="025cf1a4"/>
    </style:style>
    <style:style style:name="P315" style:family="paragraph" style:parent-style-name="Table">
      <style:text-properties fo:language="bg" fo:country="BG" officeooo:paragraph-rsid="025d053f"/>
    </style:style>
    <style:style style:name="P316" style:family="paragraph" style:parent-style-name="Table">
      <style:text-properties fo:language="bg" fo:country="BG" officeooo:paragraph-rsid="025e140f"/>
    </style:style>
    <style:style style:name="P317" style:family="paragraph" style:parent-style-name="Table">
      <style:text-properties fo:language="bg" fo:country="BG" officeooo:paragraph-rsid="0261562a"/>
    </style:style>
    <style:style style:name="P318" style:family="paragraph" style:parent-style-name="Table">
      <style:text-properties fo:language="bg" fo:country="BG" officeooo:paragraph-rsid="02645b67"/>
    </style:style>
    <style:style style:name="P319" style:family="paragraph" style:parent-style-name="Table">
      <style:text-properties fo:language="bg" fo:country="BG" officeooo:rsid="02645b67" officeooo:paragraph-rsid="02645b67"/>
    </style:style>
    <style:style style:name="P320" style:family="paragraph" style:parent-style-name="Table">
      <style:text-properties fo:language="bg" fo:country="BG" officeooo:paragraph-rsid="02650cc7"/>
    </style:style>
    <style:style style:name="P321" style:family="paragraph" style:parent-style-name="Table">
      <style:text-properties fo:language="bg" fo:country="BG" officeooo:paragraph-rsid="026a6d57"/>
    </style:style>
    <style:style style:name="P322" style:family="paragraph" style:parent-style-name="Table">
      <style:text-properties fo:language="bg" fo:country="BG" officeooo:paragraph-rsid="026b3410"/>
    </style:style>
    <style:style style:name="P323" style:family="paragraph" style:parent-style-name="Table">
      <style:paragraph-properties>
        <style:tab-stops>
          <style:tab-stop style:position="6.6925in" style:type="right" style:leader-style="dotted" style:leader-text="."/>
        </style:tab-stops>
      </style:paragraph-properties>
    </style:style>
    <style:style style:name="P324" style:family="paragraph" style:parent-style-name="Subtitle">
      <style:paragraph-properties fo:break-before="page"/>
      <style:text-properties officeooo:paragraph-rsid="04a2e840"/>
    </style:style>
    <style:style style:name="P325" style:family="paragraph" style:parent-style-name="Heading">
      <style:paragraph-properties fo:break-before="page"/>
    </style:style>
    <style:style style:name="P326" style:family="paragraph" style:parent-style-name="Illustration">
      <style:text-properties officeooo:paragraph-rsid="04706fde"/>
    </style:style>
    <style:style style:name="P327" style:family="paragraph" style:parent-style-name="Illustration">
      <style:text-properties officeooo:paragraph-rsid="0470c572"/>
    </style:style>
    <style:style style:name="P328" style:family="paragraph" style:parent-style-name="Illustration">
      <style:paragraph-properties>
        <style:tab-stops>
          <style:tab-stop style:position="6.6925in" style:type="right" style:leader-style="dotted" style:leader-text="."/>
        </style:tab-stops>
      </style:paragraph-properties>
    </style:style>
    <style:style style:name="P329" style:family="paragraph" style:parent-style-name="Table_20_Heading">
      <style:text-properties officeooo:paragraph-rsid="04a2edbb"/>
    </style:style>
    <style:style style:name="P330" style:family="paragraph" style:parent-style-name="Text_20_body">
      <style:text-properties fo:language="bg" fo:country="BG" officeooo:paragraph-rsid="04a2e840"/>
    </style:style>
    <style:style style:name="P331" style:family="paragraph" style:parent-style-name="Text_20_body">
      <style:text-properties officeooo:paragraph-rsid="04a2e840"/>
    </style:style>
    <style:style style:name="P332" style:family="paragraph" style:parent-style-name="Contents_20_3">
      <style:paragraph-properties>
        <style:tab-stops>
          <style:tab-stop style:position="6.2992in" style:type="right" style:leader-style="dotted" style:leader-text="."/>
        </style:tab-stops>
      </style:paragraph-properties>
    </style:style>
    <style:style style:name="P333" style:family="paragraph" style:parent-style-name="Contents_20_2">
      <style:paragraph-properties>
        <style:tab-stops>
          <style:tab-stop style:position="6.4957in" style:type="right" style:leader-style="dotted" style:leader-text="."/>
        </style:tab-stops>
      </style:paragraph-properties>
    </style:style>
    <style:style style:name="P334" style:family="paragraph" style:parent-style-name="Contents_20_1">
      <style:paragraph-properties>
        <style:tab-stops>
          <style:tab-stop style:position="6.6925in" style:type="right" style:leader-style="dotted" style:leader-text="."/>
        </style:tab-stops>
      </style:paragraph-properties>
    </style:style>
    <style:style style:name="P33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36" style:family="paragraph" style:parent-style-name="Heading" style:master-page-name="Index">
      <style:paragraph-properties fo:text-align="center" style:justify-single-word="false" style:page-number="1"/>
      <style:text-properties fo:font-size="18pt" style:font-size-asian="18pt" style:font-size-complex="18pt"/>
    </style:style>
    <style:style style:name="P337" style:family="paragraph" style:parent-style-name="Heading_20_1" style:master-page-name="Standard">
      <style:paragraph-properties style:page-number="1"/>
    </style:style>
    <style:style style:name="P338" style:family="paragraph" style:parent-style-name="Heading_20_1">
      <style:paragraph-properties fo:break-before="page"/>
    </style:style>
    <style:style style:name="P339" style:family="paragraph" style:parent-style-name="Heading_20_1">
      <style:paragraph-properties fo:break-before="page"/>
      <style:text-properties fo:language="bg" fo:country="BG" officeooo:paragraph-rsid="001f2376"/>
    </style:style>
    <style:style style:name="P340" style:family="paragraph" style:parent-style-name="Footer">
      <style:paragraph-properties fo:text-align="end" style:justify-single-word="false"/>
      <style:text-properties officeooo:paragraph-rsid="04b0ebf5"/>
    </style:style>
    <style:style style:name="P341" style:family="paragraph" style:parent-style-name="Footer">
      <style:text-properties officeooo:rsid="04aeac66" officeooo:paragraph-rsid="04aeac66"/>
    </style:style>
    <style:style style:name="P342" style:family="paragraph" style:parent-style-name="Heading_20_2">
      <style:text-properties officeooo:rsid="02a92d64" officeooo:paragraph-rsid="03d5b142"/>
    </style:style>
    <style:style style:name="P343" style:family="paragraph" style:parent-style-name="Heading_20_2">
      <style:text-properties officeooo:rsid="005cb816"/>
    </style:style>
    <style:style style:name="P344" style:family="paragraph" style:parent-style-name="Heading_20_2">
      <style:text-properties officeooo:paragraph-rsid="01ae5132"/>
    </style:style>
    <style:style style:name="P345" style:family="paragraph" style:parent-style-name="Heading_20_2">
      <style:text-properties officeooo:rsid="01b45392"/>
    </style:style>
    <style:style style:name="P346" style:family="paragraph" style:parent-style-name="Heading_20_2">
      <style:text-properties officeooo:paragraph-rsid="04606294"/>
    </style:style>
    <style:style style:name="P347" style:family="paragraph" style:parent-style-name="Heading_20_3">
      <style:text-properties fo:language="bg" fo:country="BG"/>
    </style:style>
    <style:style style:name="P348" style:family="paragraph" style:parent-style-name="Heading_20_3">
      <style:text-properties fo:language="bg" fo:country="BG" officeooo:paragraph-rsid="00771be5"/>
    </style:style>
    <style:style style:name="P349" style:family="paragraph" style:parent-style-name="Heading_20_3">
      <style:text-properties officeooo:rsid="01c9b453"/>
    </style:style>
    <style:style style:name="P350" style:family="paragraph" style:parent-style-name="Heading_20_3">
      <style:text-properties officeooo:paragraph-rsid="01ec0377"/>
    </style:style>
    <style:style style:name="P351"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97b4eb"/>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470c572" fo:background-color="transparent" loext:char-shading-value="0"/>
    </style:style>
    <style:style style:name="T160" style:family="text">
      <style:text-properties officeooo:rsid="02750bde"/>
    </style:style>
    <style:style style:name="T161" style:family="text">
      <style:text-properties officeooo:rsid="0280cc69"/>
    </style:style>
    <style:style style:name="T162" style:family="text">
      <style:text-properties officeooo:rsid="0282bc04"/>
    </style:style>
    <style:style style:name="T163" style:family="text">
      <style:text-properties officeooo:rsid="02871bd8"/>
    </style:style>
    <style:style style:name="T164" style:family="text">
      <style:text-properties officeooo:rsid="02871d8d"/>
    </style:style>
    <style:style style:name="T165" style:family="text">
      <style:text-properties officeooo:rsid="0287f15c"/>
    </style:style>
    <style:style style:name="T166" style:family="text">
      <style:text-properties officeooo:rsid="028d0a2b"/>
    </style:style>
    <style:style style:name="T167" style:family="text">
      <style:text-properties officeooo:rsid="028ffcf3"/>
    </style:style>
    <style:style style:name="T168" style:family="text">
      <style:text-properties officeooo:rsid="0293ebeb"/>
    </style:style>
    <style:style style:name="T169" style:family="text">
      <style:text-properties officeooo:rsid="0296be4f"/>
    </style:style>
    <style:style style:name="T170" style:family="text">
      <style:text-properties officeooo:rsid="02979532"/>
    </style:style>
    <style:style style:name="T171" style:family="text">
      <style:text-properties officeooo:rsid="029b9c52"/>
    </style:style>
    <style:style style:name="T172" style:family="text">
      <style:text-properties officeooo:rsid="02aaffea"/>
    </style:style>
    <style:style style:name="T173" style:family="text">
      <style:text-properties officeooo:rsid="02abb373"/>
    </style:style>
    <style:style style:name="T174" style:family="text">
      <style:text-properties officeooo:rsid="02b47f71"/>
    </style:style>
    <style:style style:name="T175" style:family="text">
      <style:text-properties officeooo:rsid="02b6097d"/>
    </style:style>
    <style:style style:name="T176" style:family="text">
      <style:text-properties officeooo:rsid="02d0163a"/>
    </style:style>
    <style:style style:name="T177" style:family="text">
      <style:text-properties officeooo:rsid="02e0f778"/>
    </style:style>
    <style:style style:name="T178" style:family="text">
      <style:text-properties officeooo:rsid="02e4330b"/>
    </style:style>
    <style:style style:name="T179" style:family="text">
      <style:text-properties officeooo:rsid="02e519a6"/>
    </style:style>
    <style:style style:name="T180" style:family="text">
      <style:text-properties officeooo:rsid="02f67c09"/>
    </style:style>
    <style:style style:name="T181" style:family="text">
      <style:text-properties officeooo:rsid="030d976c"/>
    </style:style>
    <style:style style:name="T182" style:family="text">
      <style:text-properties officeooo:rsid="0317f1a6"/>
    </style:style>
    <style:style style:name="T183" style:family="text">
      <style:text-properties officeooo:rsid="0381a6a5"/>
    </style:style>
    <style:style style:name="T184" style:family="text">
      <style:text-properties officeooo:rsid="038396d8"/>
    </style:style>
    <style:style style:name="T185" style:family="text">
      <style:text-properties officeooo:rsid="03852460"/>
    </style:style>
    <style:style style:name="T186" style:family="text">
      <style:text-properties officeooo:rsid="03855035"/>
    </style:style>
    <style:style style:name="T187" style:family="text">
      <style:text-properties officeooo:rsid="038569f7"/>
    </style:style>
    <style:style style:name="T188" style:family="text">
      <style:text-properties officeooo:rsid="0386d5fc"/>
    </style:style>
    <style:style style:name="T189" style:family="text">
      <style:text-properties officeooo:rsid="03873e07"/>
    </style:style>
    <style:style style:name="T190" style:family="text">
      <style:text-properties officeooo:rsid="0387ac57"/>
    </style:style>
    <style:style style:name="T191" style:family="text">
      <style:text-properties officeooo:rsid="03885333"/>
    </style:style>
    <style:style style:name="T192" style:family="text">
      <style:text-properties officeooo:rsid="0389e124"/>
    </style:style>
    <style:style style:name="T193" style:family="text">
      <style:text-properties officeooo:rsid="038a761d"/>
    </style:style>
    <style:style style:name="T194" style:family="text">
      <style:text-properties officeooo:rsid="038c29da"/>
    </style:style>
    <style:style style:name="T195" style:family="text">
      <style:text-properties officeooo:rsid="038debff"/>
    </style:style>
    <style:style style:name="T196" style:family="text">
      <style:text-properties officeooo:rsid="038fe2f9"/>
    </style:style>
    <style:style style:name="T197" style:family="text">
      <style:text-properties officeooo:rsid="0390b2dc"/>
    </style:style>
    <style:style style:name="T198" style:family="text">
      <style:text-properties officeooo:rsid="0391ffda"/>
    </style:style>
    <style:style style:name="T199" style:family="text">
      <style:text-properties officeooo:rsid="03949d65"/>
    </style:style>
    <style:style style:name="T200" style:family="text">
      <style:text-properties officeooo:rsid="03a378a0"/>
    </style:style>
    <style:style style:name="T201" style:family="text">
      <style:text-properties officeooo:rsid="03ad023f"/>
    </style:style>
    <style:style style:name="T202" style:family="text">
      <style:text-properties officeooo:rsid="03b27ae6"/>
    </style:style>
    <style:style style:name="T203" style:family="text">
      <style:text-properties officeooo:rsid="03c9bd6f"/>
    </style:style>
    <style:style style:name="T204" style:family="text">
      <style:text-properties officeooo:rsid="03f404df"/>
    </style:style>
    <style:style style:name="T205" style:family="text">
      <style:text-properties officeooo:rsid="040bb9c2"/>
    </style:style>
    <style:style style:name="T206" style:family="text">
      <style:text-properties officeooo:rsid="040c5fcb"/>
    </style:style>
    <style:style style:name="T207" style:family="text">
      <style:text-properties officeooo:rsid="040caf72"/>
    </style:style>
    <style:style style:name="T208" style:family="text">
      <style:text-properties officeooo:rsid="040ce6c0"/>
    </style:style>
    <style:style style:name="T209" style:family="text">
      <style:text-properties officeooo:rsid="040d1ca7"/>
    </style:style>
    <style:style style:name="T210" style:family="text">
      <style:text-properties officeooo:rsid="042a7368"/>
    </style:style>
    <style:style style:name="T211" style:family="text">
      <style:text-properties officeooo:rsid="042be08f"/>
    </style:style>
    <style:style style:name="T212" style:family="text">
      <style:text-properties officeooo:rsid="042d3041"/>
    </style:style>
    <style:style style:name="T213" style:family="text">
      <style:text-properties officeooo:rsid="042fbac2"/>
    </style:style>
    <style:style style:name="T214" style:family="text">
      <style:text-properties officeooo:rsid="044cc268"/>
    </style:style>
    <style:style style:name="T215" style:family="text">
      <style:text-properties officeooo:rsid="044d93eb"/>
    </style:style>
    <style:style style:name="T216" style:family="text">
      <style:text-properties officeooo:rsid="044f3a61"/>
    </style:style>
    <style:style style:name="T217" style:family="text">
      <style:text-properties officeooo:rsid="04582fc4"/>
    </style:style>
    <style:style style:name="T218" style:family="text">
      <style:text-properties officeooo:rsid="04622a8c"/>
    </style:style>
    <style:style style:name="T219" style:family="text">
      <style:text-properties officeooo:rsid="04652826"/>
    </style:style>
    <style:style style:name="T220" style:family="text">
      <style:text-properties officeooo:rsid="0465d984"/>
    </style:style>
    <style:style style:name="T221" style:family="text">
      <style:text-properties officeooo:rsid="046c2462"/>
    </style:style>
    <style:style style:name="T222" style:family="text">
      <style:text-properties officeooo:rsid="0473d58a"/>
    </style:style>
    <style:style style:name="T223" style:family="text">
      <style:text-properties officeooo:rsid="0497b4eb"/>
    </style:style>
    <style:style style:name="T224" style:family="text">
      <style:text-properties officeooo:rsid="049dfe54"/>
    </style:style>
    <style:style style:name="T225" style:family="text">
      <style:text-properties officeooo:rsid="04a271ad"/>
    </style:style>
    <style:style style:name="T226" style:family="text">
      <style:text-properties officeooo:rsid="04a126c7"/>
    </style:style>
    <style:style style:name="T227" style:family="text">
      <style:text-properties officeooo:rsid="04a2b89d"/>
    </style:style>
    <style:style style:name="T228" style:family="text">
      <style:text-properties officeooo:rsid="04b091ae"/>
    </style:style>
    <style:style style:name="T229" style:family="text">
      <style:text-properties officeooo:rsid="04b0ebf5"/>
    </style:style>
    <style:style style:name="T230" style:family="text">
      <style:text-properties style:font-name="Times New Roman1" officeooo:rsid="04b0ebf5" style:font-name-asian="Times New Roman1" style:font-name-complex="Times New Roman1"/>
    </style:style>
    <style:style style:name="T231" style:family="text">
      <style:text-properties officeooo:rsid="04b0ebf5" style:font-name-complex="Times New Roman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БЪЛГАРСКА <text:s/>АКАДЕМИЯ <text:s/>НА <text:s/>НАУКИТЕ</text:p>
      <text:p text:style-name="P2"/>
      <text:p text:style-name="P105">ИНСТИТУТ ПО ИНФОРМАЦИОННИ </text:p>
      <text:p text:style-name="P116">И КОМУНИКАЦИОННИ ТЕХНОЛОГИИ</text:p>
      <text:p text:style-name="P2"/>
      <text:p text:style-name="P112">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0"><draw:text-box fo:min-height="0.1965in" fo:min-width="0.1339in"><text:p text:style-name="P6">проф. д-р <text:span text:style-name="T216">инж. </text:span>Васил Стефанов Василев</text:p></draw:text-box></draw:frame><text:span text:style-name="T1">инж. Тодор Димитров Балабанов</text:span><text:tab/></text:p>
      <text:p text:style-name="P7"><text:tab/><text:tab/><text:tab/><text:tab/><text:tab/><text:tab/>доц. <text:span text:style-name="T215">д</text:span>-р <text:span text:style-name="T215">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114"/>
      <text:p text:style-name="P114"/>
      <text:p text:style-name="P114"/>
      <text:p text:style-name="P117"/>
      <text:p text:style-name="P115"><text:span text:style-name="T99">София, 201</text:span><text:span text:style-name="T45">6</text:span></text:p>
      <text:p text:style-name="P336">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4"><text:a xlink:type="simple" xlink:href="#__RefHeading__146_63795308" text:style-name="Index_20_Link" text:visited-style-name="Index_20_Link">Увод<text:tab/>1</text:a></text:p>
          <text:p text:style-name="P334"><text:a xlink:type="simple" xlink:href="#__RefHeading__148_63795308" text:style-name="Index_20_Link" text:visited-style-name="Index_20_Link">Глава 1 - Обзор на системи за прогнозиране на времеви редове<text:tab/>3</text:a></text:p>
          <text:p text:style-name="P333"><text:a xlink:type="simple" xlink:href="#__RefHeading___Toc4533_1119578745" text:style-name="Index_20_Link" text:visited-style-name="Index_20_Link"><text:s/>1.1 ИНМ обучавани с евристични алгоритми<text:tab/>4</text:a></text:p>
          <text:p text:style-name="P333"><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33"><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33"><text:a xlink:type="simple" xlink:href="#__RefHeading___Toc5046_650950105" text:style-name="Index_20_Link" text:visited-style-name="Index_20_Link"><text:s/>1.4 Хибридни модели с точни числени методи и/или евристични<text:tab/>10</text:a></text:p>
          <text:p text:style-name="P333"><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33"><text:a xlink:type="simple" xlink:href="#__RefHeading___Toc58948_484695892" text:style-name="Index_20_Link" text:visited-style-name="Index_20_Link"><text:s/>1.6 Алгоритми за пресмятане в разпределена среда<text:tab/>16</text:a></text:p>
          <text:p text:style-name="P333"><text:a xlink:type="simple" xlink:href="#__RefHeading___Toc4788_1119578745" text:style-name="Index_20_Link" text:visited-style-name="Index_20_Link"><text:s/>1.7 Анализ, проблеми, цели и задачи<text:tab/>21</text:a></text:p>
          <text:p text:style-name="P332"><text:a xlink:type="simple" xlink:href="#__RefHeading___Toc4790_1119578745" text:style-name="Index_20_Link" text:visited-style-name="Index_20_Link"><text:s/>1.7.1 Анализ<text:tab/>21</text:a></text:p>
          <text:p text:style-name="P332"><text:a xlink:type="simple" xlink:href="#__RefHeading___Toc4792_1119578745" text:style-name="Index_20_Link" text:visited-style-name="Index_20_Link"><text:s/>1.7.2 Цели<text:tab/>21</text:a></text:p>
          <text:p text:style-name="P332"><text:a xlink:type="simple" xlink:href="#__RefHeading___Toc4794_1119578745" text:style-name="Index_20_Link" text:visited-style-name="Index_20_Link"><text:s/>1.7.3 Задачи<text:tab/>22</text:a></text:p>
          <text:p text:style-name="P33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3</text:a></text:p>
          <text:p text:style-name="P333"><text:a xlink:type="simple" xlink:href="#__RefHeading__2955_724005782" text:style-name="Index_20_Link" text:visited-style-name="Index_20_Link"><text:s/>2.1 Формулиране на проблема<text:tab/>23</text:a></text:p>
          <text:p text:style-name="P333"><text:a xlink:type="simple" xlink:href="#__RefHeading__2957_724005782" text:style-name="Index_20_Link" text:visited-style-name="Index_20_Link"><text:s/>2.2 Времеви редове<text:tab/>24</text:a></text:p>
          <text:p text:style-name="P333"><text:a xlink:type="simple" xlink:href="#__RefHeading__2959_724005782" text:style-name="Index_20_Link" text:visited-style-name="Index_20_Link"><text:s/>2.3 Изкуствени невронни мрежи<text:tab/>24</text:a></text:p>
          <text:p text:style-name="P333"><text:a xlink:type="simple" xlink:href="#__RefHeading__2961_724005782" text:style-name="Index_20_Link" text:visited-style-name="Index_20_Link"><text:s/>2.4 Диференциална еволюция<text:tab/>25</text:a></text:p>
          <text:p text:style-name="P333"><text:a xlink:type="simple" xlink:href="#__RefHeading__2963_724005782" text:style-name="Index_20_Link" text:visited-style-name="Index_20_Link"><text:s/>2.5 Изчисления в разпределена среда<text:tab/>26</text:a></text:p>
          <text:p text:style-name="P333"><text:a xlink:type="simple" xlink:href="#__RefHeading__2965_724005782" text:style-name="Index_20_Link" text:visited-style-name="Index_20_Link"><text:s/>2.6 Система за прогнозиране<text:tab/>27</text:a></text:p>
          <text:p text:style-name="P332"><text:a xlink:type="simple" xlink:href="#__RefHeading__3314_724005782" text:style-name="Index_20_Link" text:visited-style-name="Index_20_Link"><text:s/>2.6.1 Структура на ИНМ<text:tab/>30</text:a></text:p>
          <text:p text:style-name="P332"><text:a xlink:type="simple" xlink:href="#__RefHeading__3316_724005782" text:style-name="Index_20_Link" text:visited-style-name="Index_20_Link"><text:s/>2.6.2 Изчисления от входа към изхода<text:tab/>32</text:a></text:p>
          <text:p text:style-name="P332"><text:a xlink:type="simple" xlink:href="#__RefHeading__3318_724005782" text:style-name="Index_20_Link" text:visited-style-name="Index_20_Link"><text:s/>2.6.3 Манипулация на теглата в ИНМ с ДЕ<text:tab/>33</text:a></text:p>
          <text:p text:style-name="P332"><text:a xlink:type="simple" xlink:href="#__RefHeading__3320_724005782" text:style-name="Index_20_Link" text:visited-style-name="Index_20_Link"><text:s/>2.6.4 Представяне на входните и изходните данни<text:tab/>36</text:a></text:p>
          <text:p text:style-name="P332"><text:a xlink:type="simple" xlink:href="#__RefHeading__1941_564051341" text:style-name="Index_20_Link" text:visited-style-name="Index_20_Link"><text:s/>2.6.5 Оценка на индивидите в популацията<text:tab/>37</text:a></text:p>
          <text:p text:style-name="P332"><text:a xlink:type="simple" xlink:href="#__RefHeading__1943_564051341" text:style-name="Index_20_Link" text:visited-style-name="Index_20_Link"><text:s/>2.6.6 Хибридна реализация с ДЕ и ОРГ<text:tab/>38</text:a></text:p>
          <text:p text:style-name="P332"><text:a xlink:type="simple" xlink:href="#__RefHeading__1945_564051341" text:style-name="Index_20_Link" text:visited-style-name="Index_20_Link"><text:s/>2.6.7 Обучение на ИНМ с ДЕ в ИРС<text:tab/>39</text:a></text:p>
          <text:p text:style-name="P334"><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1</text:a></text:p>
          <text:p text:style-name="P333"><text:a xlink:type="simple" xlink:href="#__RefHeading___Toc2209_325322275" text:style-name="Index_20_Link" text:visited-style-name="Index_20_Link"><text:s/>3.1 Входна информация в разработената система<text:tab/>43</text:a></text:p>
          <text:p text:style-name="P333"><text:a xlink:type="simple" xlink:href="#__RefHeading___Toc2227_325322275" text:style-name="Index_20_Link" text:visited-style-name="Index_20_Link"><text:s/>3.2 Изчисления в разпределена среда<text:tab/>44</text:a></text:p>
          <text:p text:style-name="P333"><text:a xlink:type="simple" xlink:href="#__RefHeading___Toc2955_2025852820" text:style-name="Index_20_Link" text:visited-style-name="Index_20_Link"><text:s/>3.3 Избор на инструменти за разработка<text:tab/>44</text:a></text:p>
          <text:p text:style-name="P332"><text:a xlink:type="simple" xlink:href="#__RefHeading___Toc12989_1666585142" text:style-name="Index_20_Link" text:visited-style-name="Index_20_Link"><text:s/>3.3.1 Избор на инструменти за разработка от страната на клиентското приложение<text:tab/>44</text:a></text:p>
          <text:p text:style-name="P332"><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333"><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333"><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333"><text:a xlink:type="simple" xlink:href="#__RefHeading___Toc10174_594487062" text:style-name="Index_20_Link" text:visited-style-name="Index_20_Link"><text:s/>3.6 Административен модул за наблюдение и настройване на системата<text:tab/>58</text:a></text:p>
          <text:p text:style-name="P333"><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3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6</text:a></text:p>
          <text:p text:style-name="P333"><text:a xlink:type="simple" xlink:href="#__RefHeading___Toc3705_327085497" text:style-name="Index_20_Link" text:visited-style-name="Index_20_Link"><text:s/>4.1 Инцидентно участие на възли в система за разпределени изчисления<text:tab/>77</text:a></text:p>
          <text:p text:style-name="P333"><text:a xlink:type="simple" xlink:href="#__RefHeading___Toc3707_327085497" text:style-name="Index_20_Link" text:visited-style-name="Index_20_Link"><text:s/>4.2 Сравнение между C++ и AJAX, при правия пас на ИНМ<text:tab/>79</text:a></text:p>
          <text:p text:style-name="P333"><text:a xlink:type="simple" xlink:href="#__RefHeading___Toc3709_327085497" text:style-name="Index_20_Link" text:visited-style-name="Index_20_Link"><text:s/>4.3 Сравнение между различни топологии на ИНМ<text:tab/>84</text:a></text:p>
          <text:p text:style-name="P332"><text:a xlink:type="simple" xlink:href="#__RefHeading___Toc3711_327085497" text:style-name="Index_20_Link" text:visited-style-name="Index_20_Link"><text:s/>4.3.1 Сравнение между пълно-свързана и трислойна ИНМ<text:tab/>84</text:a></text:p>
          <text:p text:style-name="P332"><text:a xlink:type="simple" xlink:href="#__RefHeading___Toc3713_327085497" text:style-name="Index_20_Link" text:visited-style-name="Index_20_Link"><text:s/>4.3.2 Сравнение между трислойни ИНМ с различен размер в скрития слой<text:tab/>85</text:a></text:p>
          <text:p text:style-name="P33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7</text:a></text:p>
          <text:p text:style-name="P334"><text:a xlink:type="simple" xlink:href="#__RefHeading__158_63795308" text:style-name="Index_20_Link" text:visited-style-name="Index_20_Link">Заключение<text:tab/>90</text:a></text:p>
          <text:p text:style-name="P333"><text:a xlink:type="simple" xlink:href="#__RefHeading___Toc59109_1762457734" text:style-name="Index_20_Link" text:visited-style-name="Index_20_Link"><text:s/>Приноси<text:tab/>91</text:a></text:p>
          <text:p text:style-name="P333"><text:a xlink:type="simple" xlink:href="#__RefHeading___Toc59111_1762457734" text:style-name="Index_20_Link" text:visited-style-name="Index_20_Link"><text:s/>Планове за бъдеща разработка<text:tab/>91</text:a></text:p>
          <text:p text:style-name="P334"><text:a xlink:type="simple" xlink:href="#__RefHeading___Toc59050_2051044689" text:style-name="Index_20_Link" text:visited-style-name="Index_20_Link">Декларация за оригиналност на резултатите<text:tab/>94</text:a></text:p>
          <text:p text:style-name="P334"><text:a xlink:type="simple" xlink:href="#__RefHeading__160_63795308" text:style-name="Index_20_Link" text:visited-style-name="Index_20_Link">Библиография<text:tab/>95</text:a></text:p>
          <text:p text:style-name="P334"><text:a xlink:type="simple" xlink:href="#__RefHeading__162_63795308" text:style-name="Index_20_Link" text:visited-style-name="Index_20_Link">Списък с публикациите по дисертационната работа<text:tab/>123</text:a></text:p>
          <text:p text:style-name="P334"><text:a xlink:type="simple" xlink:href="#__RefHeading__725_533363062" text:style-name="Index_20_Link" text:visited-style-name="Index_20_Link">Списък с цитирания и реферирания<text:tab/>125</text:a></text:p>
        </text:index-body>
      </text:table-of-content>
      <text:p text:style-name="Standard"/>
      <text:p text:style-name="P325"><text:bookmark-start text:name="__RefHeading___Toc10631_360254166"/>Списък на фигурите<text:bookmark-end text:name="__RefHeading___Toc10631_360254166"/></text:p>
      <text:p text:style-name="P103"/>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8">Фиг. 2.1 Система за обучение на ИНМ с ДЕ, в разпределена среда.<text:tab/>28</text:p>
          <text:p text:style-name="P328">Фиг. 2.2 ИНМ с топология 3-4-2.<text:tab/>31</text:p>
          <text:p text:style-name="P328">Фиг. 2.3 Кръстосване на комплекти тегла.<text:tab/>35</text:p>
          <text:p text:style-name="P328">Фиг. 2.4 Мутация на комплекти тегла.<text:tab/>36</text:p>
          <text:p text:style-name="P328">Фиг. 2.5 Процедура за оценка на комплектите тегла.<text:tab/>37</text:p>
          <text:p text:style-name="P328">Фиг. 2.6 Промяна на топологията в ИНМ за нуждите на ОРГ.<text:tab/>39</text:p>
          <text:p text:style-name="P328">Фиг. 2.7 Обмен на задачи в система за ИРС.<text:tab/>40</text:p>
          <text:p text:style-name="P328">Фиг. 3.1 Котировки EUR/USD в MetaTrader 4.<text:tab/>43</text:p>
          <text:p text:style-name="P328">Фиг. 3.2 Екран за вход в бакедн системата [NIRA2012][ANMO2011].<text:tab/>59</text:p>
          <text:p text:style-name="P328">Фиг. 3.3 Екран за създаване на нова ИНМ в РСУБД [NIRA2012][ANMO2011].<text:tab/>65</text:p>
          <text:p text:style-name="P328">Фиг. 3.4 Екран за избор на ИНМ, съхранена в РСУБД [NIRA2012][ANMO2011].<text:tab/>67</text:p>
          <text:p text:style-name="P328">Фиг. 3.5 Екран за изтриване на ИНМ от РСУБД [NIRA2012][ANMO2011].<text:tab/>68</text:p>
          <text:p text:style-name="P328">Фиг. 3.6 Екран за настройка на опциите в бак енд системата [NIRA2012][ANMO2011].<text:tab/>69</text:p>
          <text:p text:style-name="P328">Фиг. 3.7 Екран за визуализация на ИНМ [NIRA2012][ANMO2011].<text:tab/>71</text:p>
          <text:p text:style-name="P328">Фиг. 3.8 Основна уеб страница за публикуване на публично достъпна информация от системата.<text:tab/>72</text:p>
          <text:p text:style-name="P328">Фиг. 3.9 Уеб страница със списък на всички публично достъпни модули от системата.<text:tab/>75</text:p>
          <text:p text:style-name="P328">Фиг. 3.10 Уеб страница с информация за контакт.<text:tab/>75</text:p>
          <text:p text:style-name="P328">Фиг. 4.1 Инцидентно включване на възли в разпределената система.<text:tab/>77</text:p>
          <text:p text:style-name="P328"><text:soft-page-break/>Фиг. 4.2 Сравнение между инцидентно включване на възли и кръгова топология.<text:tab/>79</text:p>
          <text:p text:style-name="P328">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2</text:p>
          <text:p text:style-name="P328">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3</text:p>
          <text:p text:style-name="P328">Фиг. 4.5 Брой епохи за обучение, при еднакъв времеви интервал, за обучението, но различен размер на скрития слой.<text:tab/>86</text:p>
          <text:p text:style-name="P328">Фиг. 4.6 Средна грешка, допускана от ИНМ, при обучение на мрежи с топология от три слоя, в които размерът на скрития слой варира от 30 до 1.<text:tab/>87</text:p>
          <text:p text:style-name="P328">Фиг. 4.7 Брой епохи за обучение, при еднакъв времеви интервал, за обучението, но различен размер на входния слой (прозорец от данни в миналото).<text:tab/>88</text:p>
          <text:p text:style-name="P328">Фиг. 4.8 Средна грешка, допускана от ИНМ, при обучение на мрежи с топология от три слоя, в които размерът на входния слой варира от 35 до 5.<text:tab/>89</text:p>
        </text:index-body>
      </text:user-index>
      <text:p text:style-name="P103"/>
      <text:p text:style-name="Heading"><text:bookmark-start text:name="__RefHeading___Toc10633_360254166"/>Списък на таблиците<text:bookmark-end text:name="__RefHeading___Toc10633_360254166"/></text:p>
      <text:p text:style-name="P104"/>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23">Таб. 3.1 Отговорници и сътрудници на класа описващ ИНМ.<text:tab/>47</text:p>
          <text:p text:style-name="P323">Таб. 3.2 Отговорници и сътрудници на класа описващ входа и изхода в ИНМ.<text:tab/>47</text:p>
          <text:p text:style-name="P323">Таб. 3.3 Отговорници и сътрудници на класа описващ входа в ИНМ.<text:tab/>47</text:p>
          <text:p text:style-name="P323">Таб. 3.4 Отговорници и сътрудници на класа описващ изхода от ИНМ.<text:tab/>48</text:p>
          <text:p text:style-name="P323">Таб. 3.5 Отговорници и сътрудници на класа описващ статичните връзки в ИНМ.<text:tab/>48</text:p>
          <text:p text:style-name="P323">Таб. 3.6 Отговорници и сътрудници на класа описващ хромозомите в ДЕ.<text:tab/>48</text:p>
          <text:p text:style-name="P323"><text:soft-page-break/>Таб. 3.7 Отговорници и сътрудници на базов клас за осъществяване на комуникацията.<text:tab/>48</text:p>
          <text:p text:style-name="P323">Таб. 3.8 Отговорници и сътрудници на класа описващ броячите за събиране на статистика.<text:tab/>49</text:p>
          <text:p text:style-name="P323">Таб. 3.9 Отговорници и сътрудници на класа описващ типовете кръстосване.<text:tab/>49</text:p>
          <text:p text:style-name="P323">Таб. 3.10 Отговорници и сътрудници на класа описващ ДЕ.<text:tab/>49</text:p>
          <text:p text:style-name="P323">Таб. 3.11 Отговорници и сътрудници на класа описващ матрица на съседство.<text:tab/>50</text:p>
          <text:p text:style-name="P323">Таб. 3.12 Отговорници и сътрудници на класа описващ комуникация по HTTP протокола.<text:tab/>50</text:p>
          <text:p text:style-name="P323">Таб. 3.13 Отговорници и сътрудници на класа описващ параметри за инициализация на системата.<text:tab/>50</text:p>
          <text:p text:style-name="P323">Таб. 3.14 Отговорници и сътрудници на класа описващ JSON базирана комуникация по HTTP комуникационен протокол.<text:tab/>51</text:p>
          <text:p text:style-name="P323">Таб. 3.15 Отговорници и сътрудници на класа описващ параметрите на ИНМ-ДЕ модела.<text:tab/>51</text:p>
          <text:p text:style-name="P323">Таб. 3.16 Отговорници и сътрудници на класа описващ неврон в ИНМ.<text:tab/>51</text:p>
          <text:p text:style-name="P323">Таб. 3.17 Отговорници и сътрудници на класа описващ типове неврони в ИНМ.<text:tab/>52</text:p>
          <text:p text:style-name="P323">Таб. 3.18 Отговорници и сътрудници на класа описващ списък от неврони.<text:tab/>52</text:p>
          <text:p text:style-name="P323">Таб. 3.19 Отговорници и сътрудници на класа описващ ДЕ популацията.<text:tab/>52</text:p>
          <text:p text:style-name="P323">Таб. 3.20 Отговорници и сътрудници на класа описващ информацията за котировките.<text:tab/>53</text:p>
          <text:p text:style-name="P323">Таб. 3.21 Отговорници и сътрудници на класа описващ времевите периоди на котировките.<text:tab/>53</text:p>
          <text:p text:style-name="P323">Таб. 3.22 Отговорници и сътрудници на класа описващ процеса на обучение.<text:tab/>53</text:p>
          <text:p text:style-name="P323">Таб. 3.23 Отговорници и сътрудници на класа описващ тренировъчните примери.<text:tab/>54</text:p>
          <text:p text:style-name="P323">Таб. 3.24 Отговорници и сътрудници на класа описващ тренировъчнато множество.<text:tab/>54</text:p>
          <text:p text:style-name="P323"><text:soft-page-break/>Таб. 3.25 Отговорници и сътрудници на класа описващ теглата в ИНМ.<text:tab/>54</text:p>
          <text:p text:style-name="P323">Таб. 3.26 Таблица в СУБД, описваща конкретна ИНМ.<text:tab/>55</text:p>
          <text:p text:style-name="P323">Таб. 3.27 Таблица в СУБД, описваща типовете ИНМ.<text:tab/>55</text:p>
          <text:p text:style-name="P323">Таб. 3.28 Таблица в СУБД, описваща валутните двойки.<text:tab/>56</text:p>
          <text:p text:style-name="P323">Таб. 3.29 Таблица в СЪБД, описваща координатите на невроните при визуализация.<text:tab/>56</text:p>
          <text:p text:style-name="P323">Таб. 3.30 Таблица в СУБД, описваща времевите периоди на котировките.<text:tab/>57</text:p>
          <text:p text:style-name="P323">Таб. 3.31 Таблица в СУБД, описваща параметрите на обучението.<text:tab/>57</text:p>
          <text:p text:style-name="P323">Таб. 3.32 Таблица в СУБД, описваща тренировъчното множество.<text:tab/>57</text:p>
          <text:p text:style-name="P323">Таб. 4.1 Параметри на генетичния алгоритъм.<text:tab/>84</text:p>
          <text:p text:style-name="P323">Таб. 4.2 Сравнение между трислойна и пълно-свързана ИНМ.<text:tab/>85</text:p>
        </text:index-body>
      </text:user-index>
      <text:p text:style-name="P104"/>
      <text:p text:style-name="Heading"><text:bookmark-start text:name="__RefHeading___Toc59073_1762457734"/>Списък със съкращенията<text:bookmark-end text:name="__RefHeading___Toc59073_1762457734"/></text:p>
      <text:p text:style-name="P10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29">Съкращение на английски език</text:p>
            </table:table-cell>
            <table:table-cell table:style-name="Table1.A1" office:value-type="string">
              <text:p text:style-name="P329">Термин на английски език</text:p>
            </table:table-cell>
            <table:table-cell table:style-name="Table1.A1" office:value-type="string">
              <text:p text:style-name="P329">Съкращение на български език</text:p>
            </table:table-cell>
            <table:table-cell table:style-name="Table1.D1" office:value-type="string">
              <text:p text:style-name="P329">Термин на български език</text:p>
            </table:table-cell>
          </table:table-row>
        </table:table-header-rows>
        <table:table-row>
          <table:table-cell table:style-name="Table1.A20" office:value-type="string">
            <text:p text:style-name="P265">ANN</text:p>
          </table:table-cell>
          <table:table-cell table:style-name="Table1.B20" office:value-type="string">
            <text:p text:style-name="P266">Artificial Neural Network</text:p>
          </table:table-cell>
          <table:table-cell table:style-name="Table1.C20" office:value-type="string">
            <text:p text:style-name="P265">ИНМ</text:p>
          </table:table-cell>
          <table:table-cell table:style-name="Table1.D2" office:value-type="string">
            <text:p text:style-name="P301">Изкуствена невронна мрежа</text:p>
          </table:table-cell>
        </table:table-row>
        <table:table-row>
          <table:table-cell table:style-name="Table1.A20" office:value-type="string">
            <text:p text:style-name="P283">GA</text:p>
          </table:table-cell>
          <table:table-cell table:style-name="Table1.B20" office:value-type="string">
            <text:p text:style-name="P267">Genetic Algorithm</text:p>
          </table:table-cell>
          <table:table-cell table:style-name="Table1.C20" office:value-type="string">
            <text:p text:style-name="P283">ГА</text:p>
          </table:table-cell>
          <table:table-cell table:style-name="Table1.D3" office:value-type="string">
            <text:p text:style-name="P301">Генетичен алгоритъм</text:p>
          </table:table-cell>
        </table:table-row>
        <table:table-row>
          <table:table-cell table:style-name="Table1.A20" office:value-type="string">
            <text:p text:style-name="P283">BP</text:p>
          </table:table-cell>
          <table:table-cell table:style-name="Table1.B20" office:value-type="string">
            <text:p text:style-name="P267">Back Propagation</text:p>
          </table:table-cell>
          <table:table-cell table:style-name="Table1.C20" office:value-type="string">
            <text:p text:style-name="P283">ОРГ</text:p>
          </table:table-cell>
          <table:table-cell table:style-name="Table1.D20" office:value-type="string">
            <text:p text:style-name="P301">Обратно разпространение на грешката</text:p>
          </table:table-cell>
        </table:table-row>
        <table:table-row>
          <table:table-cell table:style-name="Table1.A20" office:value-type="string">
            <text:p text:style-name="P301">ЕА</text:p>
          </table:table-cell>
          <table:table-cell table:style-name="Table1.B20" office:value-type="string">
            <text:p text:style-name="P268">Evolutionary Algorithms</text:p>
          </table:table-cell>
          <table:table-cell table:style-name="Table1.C20" office:value-type="string">
            <text:p text:style-name="P301">ЕА</text:p>
          </table:table-cell>
          <table:table-cell table:style-name="Table1.D20" office:value-type="string">
            <text:p text:style-name="P301">Еволюционни алгоритми</text:p>
          </table:table-cell>
        </table:table-row>
        <table:table-row>
          <table:table-cell table:style-name="Table1.A20" office:value-type="string">
            <text:p text:style-name="P284">DE</text:p>
          </table:table-cell>
          <table:table-cell table:style-name="Table1.B20" office:value-type="string">
            <text:p text:style-name="P268">Differential Evolution</text:p>
          </table:table-cell>
          <table:table-cell table:style-name="Table1.C20" office:value-type="string">
            <text:p text:style-name="P301">ДЕ</text:p>
          </table:table-cell>
          <table:table-cell table:style-name="Table1.D20" office:value-type="string">
            <text:p text:style-name="P301">Диференциална еволюция <text:span text:style-name="T146">(еволюция на разликите)</text:span></text:p>
          </table:table-cell>
        </table:table-row>
        <table:table-row>
          <table:table-cell table:style-name="Table1.A20" office:value-type="string">
            <text:p text:style-name="P285">PBMOA</text:p>
          </table:table-cell>
          <table:table-cell table:style-name="Table1.B20" office:value-type="string">
            <text:p text:style-name="P269">Population-based metaheuristic optimization algorithm</text:p>
          </table:table-cell>
          <table:table-cell table:style-name="Table1.C20" office:value-type="string">
            <text:p text:style-name="P301">ПА</text:p>
          </table:table-cell>
          <table:table-cell table:style-name="Table1.D20" office:value-type="string">
            <text:p text:style-name="P301">Популационни алгоритми</text:p>
          </table:table-cell>
        </table:table-row>
        <table:table-row>
          <table:table-cell table:style-name="Table1.A20" office:value-type="string">
            <text:p text:style-name="P286">RANN</text:p>
          </table:table-cell>
          <table:table-cell table:style-name="Table1.B20" office:value-type="string">
            <text:p text:style-name="P270">Recurrent Artificial Neural Networks</text:p>
          </table:table-cell>
          <table:table-cell table:style-name="Table1.C20" office:value-type="string">
            <text:p text:style-name="P286">РИНМ</text:p>
          </table:table-cell>
          <table:table-cell table:style-name="Table1.D20" office:value-type="string">
            <text:p text:style-name="P301">Рекурентни изкуствени невронни мрежи</text:p>
          </table:table-cell>
        </table:table-row>
        <table:table-row>
          <table:table-cell table:style-name="Table1.A20" office:value-type="string">
            <text:p text:style-name="P287">GMDH</text:p>
          </table:table-cell>
          <table:table-cell table:style-name="Table1.B20" office:value-type="string">
            <text:p text:style-name="P271">Group Method of Data Handling</text:p>
          </table:table-cell>
          <table:table-cell table:style-name="Table1.C20" office:value-type="string">
            <text:p text:style-name="P301">МГОА</text:p>
          </table:table-cell>
          <table:table-cell table:style-name="Table1.D20" office:value-type="string">
            <text:p text:style-name="P287">Метод за групово отчитане на аргументи</text:p>
          </table:table-cell>
        </table:table-row>
        <table:table-row>
          <table:table-cell table:style-name="Table1.A20" office:value-type="string">
            <text:p text:style-name="P288">BRFNN</text:p>
          </table:table-cell>
          <table:table-cell table:style-name="Table1.B20" office:value-type="string">
            <text:p text:style-name="P272">Radial Basis Function Neural Network</text:p>
          </table:table-cell>
          <table:table-cell table:style-name="Table1.C20" office:value-type="string">
            <text:p text:style-name="P288">ИНМРБФ</text:p>
          </table:table-cell>
          <table:table-cell table:style-name="Table1.D20" office:value-type="string">
            <text:p text:style-name="P301">Изкуствени невронни мрежи с радиална базова функция</text:p>
          </table:table-cell>
        </table:table-row>
        <table:table-row>
          <table:table-cell table:style-name="Table1.A20" office:value-type="string">
            <text:p text:style-name="P289">ROLS</text:p>
          </table:table-cell>
          <table:table-cell table:style-name="Table1.B20" office:value-type="string">
            <text:p text:style-name="P273">Regular Orthogonal Least Square </text:p>
          </table:table-cell>
          <table:table-cell table:style-name="Table1.C20" office:value-type="string">
            <text:p text:style-name="P301">РОСКА</text:p>
          </table:table-cell>
          <table:table-cell table:style-name="Table1.D20" office:value-type="string">
            <text:p text:style-name="P289">Регулиран ортогонален средно <text:soft-page-break/>квадратичен алгоритъм</text:p>
          </table:table-cell>
        </table:table-row>
        <table:table-row>
          <table:table-cell table:style-name="Table1.A20" office:value-type="string">
            <text:p text:style-name="P290">SOM</text:p>
          </table:table-cell>
          <table:table-cell table:style-name="Table1.B20" office:value-type="string">
            <text:p text:style-name="P274">Self-organized Map</text:p>
          </table:table-cell>
          <table:table-cell table:style-name="Table1.C20" office:value-type="string">
            <text:p text:style-name="P290">СОК</text:p>
          </table:table-cell>
          <table:table-cell table:style-name="Table1.D20" office:value-type="string">
            <text:p text:style-name="P301">Само-организираща се карта</text:p>
          </table:table-cell>
        </table:table-row>
        <table:table-row>
          <table:table-cell table:style-name="Table1.A20" office:value-type="string">
            <text:p text:style-name="P291">SA</text:p>
          </table:table-cell>
          <table:table-cell table:style-name="Table1.B20" office:value-type="string">
            <text:p text:style-name="P275">Simulated Annealing</text:p>
          </table:table-cell>
          <table:table-cell table:style-name="Table1.C20" office:value-type="string">
            <text:p text:style-name="P291">СЗ</text:p>
          </table:table-cell>
          <table:table-cell table:style-name="Table1.D20" office:value-type="string">
            <text:p text:style-name="P301">Симулирано закаляване</text:p>
          </table:table-cell>
        </table:table-row>
        <table:table-row>
          <table:table-cell table:style-name="Table1.A20" office:value-type="string">
            <text:p text:style-name="P292">SVD</text:p>
          </table:table-cell>
          <table:table-cell table:style-name="Table1.B20" office:value-type="string">
            <text:p text:style-name="P276">Singular Value Decomposition</text:p>
          </table:table-cell>
          <table:table-cell table:style-name="Table1.C20" office:value-type="string">
            <text:p text:style-name="P301">РЕС</text:p>
          </table:table-cell>
          <table:table-cell table:style-name="Table1.D20" office:value-type="string">
            <text:p text:style-name="P301">Разлагане на единични стойости</text:p>
          </table:table-cell>
        </table:table-row>
        <table:table-row>
          <table:table-cell table:style-name="Table1.A20" office:value-type="string">
            <text:p text:style-name="P293">ALOPEX</text:p>
          </table:table-cell>
          <table:table-cell table:style-name="Table1.B20" office:value-type="string">
            <text:p text:style-name="P277">Algorithms of Pattern Extraction</text:p>
          </table:table-cell>
          <table:table-cell table:style-name="Table1.C20" office:value-type="string">
            <text:p text:style-name="P301">АИШ</text:p>
          </table:table-cell>
          <table:table-cell table:style-name="Table1.D20" office:value-type="string">
            <text:p text:style-name="P301">Алгоритъм за извличане на шаблони</text:p>
          </table:table-cell>
        </table:table-row>
        <table:table-row>
          <table:table-cell table:style-name="Table1.A20" office:value-type="string">
            <text:p text:style-name="P294">MA</text:p>
          </table:table-cell>
          <table:table-cell table:style-name="Table1.B20" office:value-type="string">
            <text:p text:style-name="P278">Memetic algorithms</text:p>
          </table:table-cell>
          <table:table-cell table:style-name="Table1.C20" office:value-type="string">
            <text:p text:style-name="P301">МА</text:p>
          </table:table-cell>
          <table:table-cell table:style-name="Table1.D20" office:value-type="string">
            <text:p text:style-name="P301">Меметичен алгоритъм</text:p>
          </table:table-cell>
        </table:table-row>
        <table:table-row>
          <table:table-cell table:style-name="Table1.A20" office:value-type="string">
            <text:p text:style-name="P295">LGP</text:p>
          </table:table-cell>
          <table:table-cell table:style-name="Table1.B20" office:value-type="string">
            <text:p text:style-name="P279">Linear Genetic Programming</text:p>
          </table:table-cell>
          <table:table-cell table:style-name="Table1.C20" office:value-type="string">
            <text:p text:style-name="P301">ЛГП</text:p>
          </table:table-cell>
          <table:table-cell table:style-name="Table1.D20" office:value-type="string">
            <text:p text:style-name="P301">Линейно генетично програмиране</text:p>
          </table:table-cell>
        </table:table-row>
        <table:table-row>
          <table:table-cell table:style-name="Table1.A20" office:value-type="string">
            <text:p text:style-name="P296">MAPE</text:p>
          </table:table-cell>
          <table:table-cell table:style-name="Table1.B20" office:value-type="string">
            <text:p text:style-name="P280">Mean Absolute Percentage Error</text:p>
          </table:table-cell>
          <table:table-cell table:style-name="Table1.C20" office:value-type="string">
            <text:p text:style-name="P296">САПГ</text:p>
          </table:table-cell>
          <table:table-cell table:style-name="Table1.D20" office:value-type="string">
            <text:p text:style-name="P296">Средна абсолютна процентна грешка</text:p>
          </table:table-cell>
        </table:table-row>
        <table:table-row>
          <table:table-cell table:style-name="Table1.A20" office:value-type="string">
            <text:p text:style-name="P297">ARIMA</text:p>
          </table:table-cell>
          <table:table-cell table:style-name="Table1.B20" office:value-type="string">
            <text:p text:style-name="P281">Autoregressive Integrated Moving Average</text:p>
          </table:table-cell>
          <table:table-cell table:style-name="Table1.C20" office:value-type="string">
            <text:p text:style-name="P297">АРИПС</text:p>
          </table:table-cell>
          <table:table-cell table:style-name="Table1.D20" office:value-type="string">
            <text:p text:style-name="P297">Авто регресивна интегрирана плъзгаща средна</text:p>
          </table:table-cell>
        </table:table-row>
        <table:table-row>
          <table:table-cell table:style-name="Table1.A20" office:value-type="string">
            <text:p text:style-name="P298">GPU</text:p>
          </table:table-cell>
          <table:table-cell table:style-name="Table1.B20" office:value-type="string">
            <text:p text:style-name="P282">Graphic Processing Unit</text:p>
          </table:table-cell>
          <table:table-cell table:style-name="Table1.C20" office:value-type="string">
            <text:p text:style-name="P298">ГИЕ</text:p>
          </table:table-cell>
          <table:table-cell table:style-name="Table1.D20" office:value-type="string">
            <text:p text:style-name="P298">Графичен изчислителен елемент</text:p>
          </table:table-cell>
        </table:table-row>
      </table:table>
      <text:p text:style-name="P102"/>
      <text:p text:style-name="Heading"><text:bookmark-start text:name="__RefHeading___Toc11368_1918512102"/>Речник на използваните термини<text:bookmark-end text:name="__RefHeading___Toc11368_1918512102"/></text:p>
      <text:p text:style-name="P102"/>
      <table:table table:name="Table2" table:style-name="Table2">
        <table:table-column table:style-name="Table2.A"/>
        <table:table-column table:style-name="Table2.B"/>
        <table:table-header-rows>
          <table:table-row>
            <table:table-cell table:style-name="Table2.A1" office:value-type="string">
              <text:p text:style-name="P329">Термин</text:p>
            </table:table-cell>
            <table:table-cell table:style-name="Table2.B1" office:value-type="string">
              <text:p text:style-name="P329">Значение</text:p>
            </table:table-cell>
          </table:table-row>
        </table:table-header-rows>
        <table:table-row>
          <table:table-cell table:style-name="Table2.A5" office:value-type="string">
            <text:p text:style-name="P299"><text:span text:style-name="T164">b</text:span>ias</text:p>
          </table:table-cell>
          <table:table-cell table:style-name="Table2.B2" office:value-type="string">
            <text:p text:style-name="P299">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0">overfitting</text:p>
          </table:table-cell>
          <table:table-cell table:style-name="Table2.B3" office:value-type="string">
            <text:p text:style-name="P301">В българската <text:span text:style-name="T16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01">дълга поръчка</text:p>
          </table:table-cell>
          <table:table-cell table:style-name="Table2.B4" office:value-type="string">
            <text:p text:style-name="P301">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01">къса поръчка</text:p>
          </table:table-cell>
          <table:table-cell table:style-name="Table2.B5" office:value-type="string">
            <text:p text:style-name="P30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01">меметичен алгоритъм</text:p>
          </table:table-cell>
          <table:table-cell table:style-name="Table2.B6" office:value-type="string">
            <text:p text:style-name="P301">Алгоритъм основан на поведенчески модели. Най-често намира приложение в популационните и еволюционните алгоритми.</text:p>
          </table:table-cell>
        </table:table-row>
      </table:table>
      <text:p text:style-name="P113"/>
      <text:section text:style-name="Sect1" text:name="Section1">
        <text:h text:style-name="P33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8">(categorical data)</text:span>, много вариантна статистика <text:span text:style-name="T179">(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1">формална</text:span> постановка: <text:span text:style-name="T177">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38"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9">също е представен и в [EUVO2005]</text:span>, <text:span text:style-name="T199">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1">(пакет създаден на </text:span>програмния език С, за операционна система <text:span text:style-name="T201">Mac OS X</text:span> и след това е преработен за операционна система <text:span text:style-name="T201">Microsoft</text:span> <text:span text:style-name="T201">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1">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4">(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4">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2">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7">(</text:span> включително и обратни връзки<text:span text:style-name="T16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5">(bias)</text:span>, най-подходящ начин за корекция на теглата, както е описано в [IDAD1998]. При някои реализации на ГА за оптимизация на ИНМ <text:span text:style-name="T176">(</text:span>типа на входовете, броя неврони в скрития слой и вида на връзките между слоевете<text:span text:style-name="T176">)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1">(</text:span>обучавана с ОРГ<text:span text:style-name="T181">)</text:span> с рекурентна ИНМ <text:span text:style-name="T181">(</text:span>също се обучава с ОРГ<text:span text:style-name="T181">),</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3">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4">Една от най-интересните разработки, представена в [EHMW2004], представлява г</text:span>енериране на ИНМ с обратни връзки, чрез използване на <text:span text:style-name="T184">ЕА. Точно</text:span> преди да се добавят обратните връзки е проведено обучение с ОРГ. <text:span text:style-name="T184">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4">изходен </text:span>елемент. Достоверността на прогнозата се взема от допълнителен <text:span text:style-name="T184">изходен</text:span> елемент в изходния слой. <text:span text:style-name="T195">При [MASE2005] се п</text:span>рогнозира, с ден напред, цената на затваряне. <text:span text:style-name="T195">За целта се </text:span>използва ИНМ и ГА, <text:span text:style-name="T195">като</text:span> <text:span text:style-name="T195">входните данни са</text:span> индикатори от техническия анализ. <text:span text:style-name="T195">Информацията от индикаторите се подава</text:span> на входа, на ИНМ. Топологията на ИНМ също <text:span text:style-name="T195">подлежи на</text:span> оптимиз<text:span text:style-name="T195">ация</text:span> с ГА. <text:span text:style-name="T198">В [RPSL2005] е представена </text:span>ИНМ за прогнозиране на локалната безработица в Германия. <text:span text:style-name="T198">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0">В [CLCW2011] се представя м</text:span>одифициран <text:span text:style-name="T210">алгоритъм за</text:span> ДЕ. <text:span text:style-name="T210">Целта на изследването е да, чрез ДЕ да се</text:span> проектира функционалн<text:span text:style-name="T210">о</text:span> размита <text:span text:style-name="T210">Р</text:span>ИНМ. <text:span text:style-name="T211">В [YLYL2011] се предлага </text:span>ДЕ за оптимизация на ИНМ. Архитектурата на ИНМ може да се <text:span text:style-name="T211">приема</text:span> като целочислено оптимизиране, <text:span text:style-name="T211">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 text:c="2"/><text:span text:style-name="T166">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42"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2">(</text:span>чрез ОРГ<text:span text:style-name="T182">)</text:span>, като се ползват само връзките в права посока. <text:span text:style-name="T186">При по-сложните хибридни модели се съчетават няколко метода за обучение на</text:span> ИНМ. <text:span text:style-name="T186">В [HIAL2004] е представен модел, който се базира на</text:span> ДЕ, ГА, ОРГ и <text:span text:style-name="T187">СЗ</text:span>. <text:span text:style-name="T196">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6">[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6">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6">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 text:c="2"/><text:span text:style-name="T173">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5">В [JIHU2004] е представен </text:span>ГА, ко<text:span text:style-name="T185">йто</text:span> с ползва за намиране на коефициенти в ред на Тейлър. Този ред се <text:span text:style-name="T185">из</text:span>ползва като прогнозираща функция. <text:span text:style-name="T185">Този подход е сравнен с</text:span> алгоритъм, <text:span text:style-name="T185">който</text:span> е комбинация между ГА и ИНМ. <text:span text:style-name="T185">При тази реализация </text:span>ИНМ се ползва за определяне на това как двата родителя да се кръстосат в ГА. <text:span text:style-name="T185">ГА има за задача</text:span> <text:span text:style-name="T185">да определя и</text:span> размерът на скрития слой. Паралелен <text:span text:style-name="T193">ЕА</text:span> за откриване на правила за решения при анализ на големи по обем данни <text:span text:style-name="T194">е представен в [WOKW2004]</text:span>. Разпределянето на задачите за пресмятане е на принципа „главен-подчинен“. <text:span text:style-name="T194">В х</text:span>ромозомите <text:span text:style-name="T194">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3">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3">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3">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9">1.6 Алгоритми за пресмятане в разпределена среда</text:span><text:bookmark-end text:name="__RefHeading___Toc58948_484695892"/></text:h>
        <text:p text:style-name="P74"/>
        <text:p text:style-name="P94"><text:tab/><text:span text:style-name="T188">При използването на евристични методи за оптимизация е приложимо използването на изчисления</text:span> в разпределена среда. <text:span text:style-name="T188">Както е описано в [DTNP2004], п</text:span>од популациите <text:span text:style-name="T188">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9">е представен в [DAZA2004a]</text:span>. <text:span text:style-name="T189">При тази реализация о</text:span>сновната цел е да се избягва<text:span text:style-name="T189">т</text:span> пресмята<text:span text:style-name="T189">нията</text:span> в централната популация. <text:span text:style-name="T190">Сравнителен анализ за</text:span> възможностите на различни разширения на ДЕ да откриват и поддържат множество оптимуми <text:span text:style-name="T190">е представено в [DAZA2004b]</text:span>. <text:span text:style-name="T190">Х</text:span>ибридн<text:span text:style-name="T190">ите</text:span> подход за ДЕ <text:span text:style-name="T190">се предлагат под формата на изчисления</text:span> в разпределена среда. <text:span text:style-name="T191">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1">е представено в </text:span>[EAGL2004]. <text:span text:style-name="T192">Реализация на</text:span> <text:span text:style-name="T192">СЗ в разпределена среда е представено в [MATF2004]</text:span>. <text:span text:style-name="T192">При тази разработка, като изчисления</text:span> в разпределена среда е <text:span text:style-name="T192">използвана</text:span> паралелната <text:span text:style-name="T192">версия</text:span> на алгоритъма <text:span text:style-name="T192">за СЗ.</text:span> <text:span text:style-name="T192">Ц</text:span>елта <text:span text:style-name="T192">на изследването</text:span> е да се избегне изпадането в локален минимум и по-възможност да се ускори търсенето на оптимално решение. <text:span text:style-name="T197">В [BHKT2005] е представен е</text:span>волюционен Монте-Карло метод. <text:span text:style-name="T197">Реализацията е под формата на изчисления </text:span>в разпределена среда. <text:span text:style-name="T197">Като</text:span> база <text:span text:style-name="T197">на алгоритъма се използва</text:span> <text:span text:style-name="T197">вариация, на</text:span> ГА. Акцентът <text:span text:style-name="T197">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0">(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7">В [JULA2010] също се предлага п</text:span>аралелен <text:span text:style-name="T207">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2">В [SGNB2011] също се предлага </text:span>GPU реализация на изцяло паралелен ДЕ. <text:span text:style-name="T213">В [PKJP2011a] се извършва с</text:span>равнение между ГА и ДЕ реализ<text:span text:style-name="T213">ирани</text:span> <text:span text:style-name="T213">з</text:span>а GPU. Сравнението се <text:span text:style-name="T213">извършва</text:span> със задача за планиране на ресурси. <text:span text:style-name="T213">Като резултати </text:span>ДЕ предоставя значително по-добри решения за фиксиран интервал от време. <text:span text:style-name="T213">В [PKJP2011b] се предлага </text:span>GPU реализация на ДЕ, която се ползва за решаване на проблема за разпределение на ресурси. <text:span text:style-name="T213">В [LRCC2011] се разглеждат възможностите за използване </text:span>GPU реализация на <text:span text:style-name="T213">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5">В [KTTI2010b] се предлага п</text:span>аралелна имплементация на последовател<text:span text:style-name="T205">ен алгоритъм за</text:span> ДЕ. При последователна<text:span text:style-name="T205">та реализация на</text:span> ДЕ новосъздаденият вектор се сравнява с родителя и ако е по-добър веднага го замества в популацията. <text:span text:style-name="T206">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6">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8">Една относително малка част от изчисленията в разпределена среда се извършват с и</text:span>зползване<text:span text:style-name="T208">то</text:span> на дарена изчислителна мощност. <text:span text:style-name="T208">В [NCTD2010] се представя</text:span> пресмятане на ЕА, <text:span text:style-name="T208">като дарена изчислителна мощност,</text:span> през инфраструктурата на BOINC. <text:span text:style-name="T209">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9">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09">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9">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80">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0">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oft-page-break/><text:s text:c="4"/><text:span text:style-name="T180">1.7.2 </text:span>Цели<text:bookmark-end text:name="__RefHeading___Toc4792_1119578745"/></text:h>
        <text:p text:style-name="P2"/>
        <text:p text:style-name="P2"><text:tab/><text:span text:style-name="T169">1.</text:span> Да се реализират модели на пълно-свързани ИНМ.</text:p>
        <text:p text:style-name="P2"><text:tab/><text:span text:style-name="T169">2.</text:span> Да се реализират алгоритми за непрекъснато обучение, дори в процеса на експлоатация, на ИНМ.</text:p>
        <text:p text:style-name="P2"><text:tab/><text:span text:style-name="T16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0">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38"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2"><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2"/>
        <text:h text:style-name="Heading_20_2" text:outline-level="2"><text:bookmark-start text:name="__RefHeading__2959_724005782"/><text:soft-page-break/><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oft-page-break/><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oft-page-break/><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text:soft-page-break/></text:p>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text:soft-page-break/></text:p>
        <text:p text:style-name="P2"/>
        <text:p text:style-name="P2"><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oft-page-break/><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8">(7)</text:p>
        <text:p text:style-name="P2"/>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4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1">Фиг. 2.4</text:span> Мутация на комплекти тегла.</text:p>
        <text:p text:style-name="P2"><text:soft-page-break/></text:p>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4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47"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47"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47"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39"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4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1"><text:soft-page-break/><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48"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text:soft-page-break/>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text:span><text:soft-page-break/><text:span text:style-name="T62">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8">ANN</text:p>
            </table:table-cell>
            <table:covered-table-cell/>
          </table:table-row>
          <table:table-row>
            <table:table-cell table:style-name="Table3.A2" office:value-type="string">
              <text:p text:style-name="P150">Отговорности</text:p>
            </table:table-cell>
            <table:table-cell table:style-name="Table3.B2" office:value-type="string">
              <text:p text:style-name="P150">Сътрудници</text:p>
            </table:table-cell>
          </table:table-row>
          <table:table-row>
            <table:table-cell table:style-name="Table3.A3" office:value-type="string">
              <text:p text:style-name="P227">* Представяне на ИНМ.</text:p>
              <text:p text:style-name="P227">* Приемане на входната за ИНМ информация.</text:p>
              <text:p text:style-name="P227">* Извеждане на изходната за ИНМ информация.</text:p>
              <text:p text:style-name="P227">* Пресмятане на правия пас при разпространение на информацията от входа, към изхода.</text:p>
              <text:p text:style-name="P227">* Пресмятане на обратния пас, за обучението с ОРГ.</text:p>
            </table:table-cell>
            <table:table-cell table:style-name="Table3.B3" office:value-type="string">
              <text:p text:style-name="P228">NuronsList</text:p>
              <text:p text:style-name="P228">ActivitiesMatrix</text:p>
              <text:p text:style-name="P228">WeightsMatrix</text:p>
              <text:p text:style-name="P228">Counter</text:p>
              <text:p text:style-name="P228">TrainingSet</text:p>
              <text:p text:style-name="P249">TimePeriod</text:p>
              <text:p text:style-name="P25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02"><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9">ANN<text:span text:style-name="T65">IO</text:span></text:p>
            </table:table-cell>
            <table:covered-table-cell/>
          </table:table-row>
          <table:table-row>
            <table:table-cell table:style-name="Table4.A2" office:value-type="string">
              <text:p text:style-name="P151">Отговорности</text:p>
            </table:table-cell>
            <table:table-cell table:style-name="Table4.B2" office:value-type="string">
              <text:p text:style-name="P151">Сътрудници</text:p>
            </table:table-cell>
          </table:table-row>
          <table:table-row>
            <table:table-cell table:style-name="Table4.A3" office:value-type="string">
              <text:p text:style-name="P182">* Служи като контейнер за вектори от входни/изходни данни към/от ИНМ.</text:p>
            </table:table-cell>
            <table:table-cell table:style-name="Table4.B3" office:value-type="string">
              <text:p text:style-name="P182">-</text:p>
            </table:table-cell>
          </table:table-row>
        </table:table>
        <text:p text:style-name="P2"/>
        <text:p text:style-name="P2"><text:soft-page-break/><text:tab/>Входно-изходната информация представлява вектор от реални числа, а който е предназначен отделен базов клас.</text:p>
        <text:p text:style-name="P2"/>
        <text:p text:style-name="P303"><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0">ANN<text:span text:style-name="T66">Input</text:span></text:p>
            </table:table-cell>
            <table:covered-table-cell/>
          </table:table-row>
          <table:table-row>
            <table:table-cell table:style-name="Table5.A2" office:value-type="string">
              <text:p text:style-name="P152">Отговорности</text:p>
            </table:table-cell>
            <table:table-cell table:style-name="Table5.B2" office:value-type="string">
              <text:p text:style-name="P152">Сътрудници</text:p>
            </table:table-cell>
          </table:table-row>
          <table:table-row>
            <table:table-cell table:style-name="Table5.A3" office:value-type="string">
              <text:p text:style-name="P183">* Контейнер за входни данни към ИНМ.</text:p>
            </table:table-cell>
            <table:table-cell table:style-name="Table5.B3" office:value-type="string">
              <text:p text:style-name="P25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304"><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21">ANN<text:span text:style-name="T67">Output</text:span></text:p>
            </table:table-cell>
            <table:covered-table-cell/>
          </table:table-row>
          <table:table-row>
            <table:table-cell table:style-name="Table6.A2" office:value-type="string">
              <text:p text:style-name="P153">Отговорности</text:p>
            </table:table-cell>
            <table:table-cell table:style-name="Table6.B2" office:value-type="string">
              <text:p text:style-name="P153">Сътрудници</text:p>
            </table:table-cell>
          </table:table-row>
          <table:table-row>
            <table:table-cell table:style-name="Table6.A3" office:value-type="string">
              <text:p text:style-name="P184">* Контейнер за изходни данни от ИНМ.</text:p>
            </table:table-cell>
            <table:table-cell table:style-name="Table6.B3" office:value-type="string">
              <text:p text:style-name="P25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305"><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2">Activit<text:span text:style-name="T68">ies</text:span>Matrix</text:p>
            </table:table-cell>
            <table:covered-table-cell/>
          </table:table-row>
          <table:table-row>
            <table:table-cell table:style-name="Table7.A2" office:value-type="string">
              <text:p text:style-name="P154">Отговорности</text:p>
            </table:table-cell>
            <table:table-cell table:style-name="Table7.B2" office:value-type="string">
              <text:p text:style-name="P154">Сътрудници</text:p>
            </table:table-cell>
          </table:table-row>
          <table:table-row>
            <table:table-cell table:style-name="Table7.A3" office:value-type="string">
              <text:p text:style-name="P18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306"><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ext:soft-page-break/>
          <table:table-row>
            <table:table-cell table:style-name="Table8.A1" table:number-columns-spanned="2" office:value-type="string">
              <text:p text:style-name="P123">Chromosome</text:p>
            </table:table-cell>
            <table:covered-table-cell/>
          </table:table-row>
          <table:table-row>
            <table:table-cell table:style-name="Table8.A2" office:value-type="string">
              <text:p text:style-name="P155">Отговорности</text:p>
            </table:table-cell>
            <table:table-cell table:style-name="Table8.B2" office:value-type="string">
              <text:p text:style-name="P155">Сътрудници</text:p>
            </table:table-cell>
          </table:table-row>
          <table:table-row>
            <table:table-cell table:style-name="Table8.A3" office:value-type="string">
              <text:p text:style-name="P186">* Представя хромозома в популацията на ДЕ <text:span text:style-name="T70">(матрица с тегла на ИНМ)</text:span>.</text:p>
              <text:p text:style-name="P186">* Носи информация за жизнеността си.</text:p>
              <text:p text:style-name="P186">* Генерира хромозома със случайни числа. </text:p>
            </table:table-cell>
            <table:table-cell table:style-name="Table8.B3" office:value-type="string">
              <text:p text:style-name="P22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7"><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4">Communicator</text:p>
            </table:table-cell>
            <table:covered-table-cell/>
          </table:table-row>
          <table:table-row>
            <table:table-cell table:style-name="Table9.A2" office:value-type="string">
              <text:p text:style-name="P156">Отговорности</text:p>
            </table:table-cell>
            <table:table-cell table:style-name="Table9.B2" office:value-type="string">
              <text:p text:style-name="P156">Сътрудници</text:p>
            </table:table-cell>
          </table:table-row>
          <table:table-row>
            <table:table-cell table:style-name="Table9.A3" office:value-type="string">
              <text:p text:style-name="P187">* Задава базова рамка за комуникационен интерфейс <text:span text:style-name="T71">(служи за наследяване).</text:span></text:p>
            </table:table-cell>
            <table:table-cell table:style-name="Table9.B3" office:value-type="string">
              <text:p text:style-name="P232">DE</text:p>
              <text:p text:style-name="P232">ANN</text:p>
              <text:p text:style-name="P230">NeuronList</text:p>
              <text:p text:style-name="P230">WeightMatrix</text:p>
              <text:p text:style-name="P230">ActivitiesMatrix</text:p>
              <text:p text:style-name="P232">ModelParameters</text:p>
              <text:p text:style-name="P254">TimePeriod</text:p>
              <text:p text:style-name="P232">RateInfo</text:p>
              <text:p text:style-name="P23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8"><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5">Counter</text:p>
            </table:table-cell>
            <table:covered-table-cell/>
          </table:table-row>
          <table:table-row>
            <table:table-cell table:style-name="Table10.A2" office:value-type="string">
              <text:p text:style-name="P157">Отговорности</text:p>
            </table:table-cell>
            <table:table-cell table:style-name="Table10.B2" office:value-type="string">
              <text:p text:style-name="P157">Сътрудници</text:p>
            </table:table-cell>
          </table:table-row>
          <table:table-row>
            <table:table-cell table:style-name="Table10.A3" office:value-type="string">
              <text:p text:style-name="P188">* Натрупва статистическа информация за работата на системата.</text:p>
              <text:p text:style-name="P188">* Поддържа броячи под формата на ключ-стойност двойки.</text:p>
            </table:table-cell>
            <table:table-cell table:style-name="Table10.B3" office:value-type="string">
              <text:p text:style-name="P188">-</text:p>
            </table:table-cell>
          </table:table-row>
        </table:table>
        <text:p text:style-name="P15"/>
        <text:p text:style-name="P15"><text:soft-page-break/><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9"><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6">CrossoverType</text:p>
            </table:table-cell>
            <table:covered-table-cell/>
          </table:table-row>
          <table:table-row>
            <table:table-cell table:style-name="Table11.A2" office:value-type="string">
              <text:p text:style-name="P158">Отговорности</text:p>
            </table:table-cell>
            <table:table-cell table:style-name="Table11.B2" office:value-type="string">
              <text:p text:style-name="P158">Сътрудници</text:p>
            </table:table-cell>
          </table:table-row>
          <table:table-row>
            <table:table-cell table:style-name="Table11.A3" office:value-type="string">
              <text:p text:style-name="P189">* Задава различни възможности за операцията по кръстосване в ДЕ.</text:p>
            </table:table-cell>
            <table:table-cell table:style-name="Table11.B3" office:value-type="string">
              <text:p text:style-name="P18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10"><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7">DE</text:p>
            </table:table-cell>
            <table:covered-table-cell/>
          </table:table-row>
          <table:table-row>
            <table:table-cell table:style-name="Table12.A2" office:value-type="string">
              <text:p text:style-name="P159">Отговорности</text:p>
            </table:table-cell>
            <table:table-cell table:style-name="Table12.B2" office:value-type="string">
              <text:p text:style-name="P159">Сътрудници</text:p>
            </table:table-cell>
          </table:table-row>
          <table:table-row>
            <table:table-cell table:style-name="Table12.A3" office:value-type="string">
              <text:p text:style-name="P190">* Реализира алгоритъма на ДЕ.</text:p>
              <text:p text:style-name="P190">* Изпълнява операцията по селекция в ДЕ.</text:p>
              <text:p text:style-name="P190">* Изпълнява операцията за рекомбинация в ДЕ.</text:p>
            </table:table-cell>
            <table:table-cell table:style-name="Table12.B3" office:value-type="string">
              <text:p text:style-name="P236">Population</text:p>
              <text:p text:style-name="P237">Counter</text:p>
              <text:p text:style-name="P237">ANN</text:p>
              <text:p text:style-name="P255">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11"><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8">GraphMatrix</text:p>
            </table:table-cell>
            <table:covered-table-cell/>
          </table:table-row>
          <table:table-row>
            <table:table-cell table:style-name="Table13.A2" office:value-type="string">
              <text:p text:style-name="P160">Отговорности</text:p>
            </table:table-cell>
            <table:table-cell table:style-name="Table13.B2" office:value-type="string">
              <text:p text:style-name="P160">Сътрудници</text:p>
            </table:table-cell>
          </table:table-row>
          <table:table-row>
            <table:table-cell table:style-name="Table13.A3" office:value-type="string">
              <text:p text:style-name="P191">* Задава матрица на съседство в насочен тегловен граф <text:span text:style-name="T72">(служи за наследяване)</text:span>.</text:p>
            </table:table-cell>
            <table:table-cell table:style-name="Table13.B3" office:value-type="string">
              <text:p text:style-name="P19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12"><text:soft-page-break/><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9">HttpCommunicator</text:p>
            </table:table-cell>
            <table:covered-table-cell/>
          </table:table-row>
          <table:table-row>
            <table:table-cell table:style-name="Table14.A2" office:value-type="string">
              <text:p text:style-name="P161">Отговорности</text:p>
            </table:table-cell>
            <table:table-cell table:style-name="Table14.B2" office:value-type="string">
              <text:p text:style-name="P161">Сътрудници</text:p>
            </table:table-cell>
          </table:table-row>
          <table:table-row>
            <table:table-cell table:style-name="Table14.A3" office:value-type="string">
              <text:p text:style-name="P192">* Комуникация с отдалечен уеб сървър, с базов протокол <text:span text:style-name="T73">HTTP.</text:span></text:p>
              <text:p text:style-name="P192">*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3">DE</text:p>
              <text:p text:style-name="P233">ANN</text:p>
              <text:p text:style-name="P233">NeuronList</text:p>
              <text:p text:style-name="P233">WeightMatrix</text:p>
              <text:p text:style-name="P256">Communicator</text:p>
              <text:p text:style-name="P234">ActivitiesMatrix</text:p>
              <text:p text:style-name="P233">ModelParameters</text:p>
              <text:p text:style-name="P258">TimePeriod</text:p>
              <text:p text:style-name="P233">RateInfo</text:p>
              <text:p text:style-name="P233">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13"><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0">Init</text:p>
            </table:table-cell>
            <table:covered-table-cell/>
          </table:table-row>
          <table:table-row>
            <table:table-cell table:style-name="Table15.A2" office:value-type="string">
              <text:p text:style-name="P162">Отговорности</text:p>
            </table:table-cell>
            <table:table-cell table:style-name="Table15.B2" office:value-type="string">
              <text:p text:style-name="P162">Сътрудници</text:p>
            </table:table-cell>
          </table:table-row>
          <table:table-row>
            <table:table-cell table:style-name="Table15.A3" office:value-type="string">
              <text:p text:style-name="P193">* Зареждане на параметри за настройката на системата от инициализационен файл.</text:p>
            </table:table-cell>
            <table:table-cell table:style-name="Table15.B3" office:value-type="string">
              <text:p text:style-name="P193">-</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14"><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31">JsonHttpCommunicator</text:p>
            </table:table-cell>
            <table:covered-table-cell/>
          </table:table-row>
          <table:table-row>
            <table:table-cell table:style-name="Table16.A2" office:value-type="string">
              <text:p text:style-name="P163">Отговорности</text:p>
            </table:table-cell>
            <table:table-cell table:style-name="Table16.B2" office:value-type="string">
              <text:p text:style-name="P163">Сътрудници</text:p>
            </table:table-cell>
          </table:table-row>
          <table:table-row>
            <table:table-cell table:style-name="Table16.A3" office:value-type="string">
              <text:p text:style-name="P238">* Комуникация с отдалечен уеб сървър, с базов протокол <text:span text:style-name="T73">HTTP.</text:span></text:p>
              <text:p text:style-name="P238">* Синтактичен анализ <text:span text:style-name="T74">(парсване)</text:span> на <text:span text:style-name="T75">JSON</text:span> <text:soft-page-break/>структурирана информация, която се обменя към и от уеб сървъра.</text:p>
            </table:table-cell>
            <table:table-cell table:style-name="Table16.B3" office:value-type="string">
              <text:p text:style-name="P235">DE</text:p>
              <text:p text:style-name="P235">ANN</text:p>
              <text:p text:style-name="P235">NeuronList</text:p>
              <text:p text:style-name="P235"><text:soft-page-break/>WeightMatrix</text:p>
              <text:p text:style-name="P257">Communicator</text:p>
              <text:p text:style-name="P235">ActivitiesMatrix</text:p>
              <text:p text:style-name="P235">ModelParameters</text:p>
              <text:p text:style-name="P259">TimePeriod</text:p>
              <text:p text:style-name="P235">RateInfo</text:p>
              <text:p text:style-name="P235">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15"><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2">ModelParameters</text:p>
            </table:table-cell>
            <table:covered-table-cell/>
          </table:table-row>
          <table:table-row>
            <table:table-cell table:style-name="Table17.A2" office:value-type="string">
              <text:p text:style-name="P164">Отговорности</text:p>
            </table:table-cell>
            <table:table-cell table:style-name="Table17.B2" office:value-type="string">
              <text:p text:style-name="P164">Сътрудници</text:p>
            </table:table-cell>
          </table:table-row>
          <table:table-row>
            <table:table-cell table:style-name="Table17.A3" office:value-type="string">
              <text:p text:style-name="P19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0">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16"><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3">Neuron</text:p>
            </table:table-cell>
            <table:covered-table-cell/>
          </table:table-row>
          <table:table-row>
            <table:table-cell table:style-name="Table18.A2" office:value-type="string">
              <text:p text:style-name="P165">Отговорности</text:p>
            </table:table-cell>
            <table:table-cell table:style-name="Table18.B2" office:value-type="string">
              <text:p text:style-name="P165">Сътрудници</text:p>
            </table:table-cell>
          </table:table-row>
          <table:table-row>
            <table:table-cell table:style-name="Table18.A3" office:value-type="string">
              <text:p text:style-name="P195">* Представя невроните в ИНМ.</text:p>
              <text:p text:style-name="P195">* Поддържа различни типове неврони.</text:p>
              <text:p text:style-name="P195">* Поддържа стойност на изходния сигнал.</text:p>
              <text:p text:style-name="P195">* Поддържа стойност на грешката, за неврона, при обратния пас от обучението на ИНМ с ОРГ.</text:p>
            </table:table-cell>
            <table:table-cell table:style-name="Table18.B3" office:value-type="string">
              <text:p text:style-name="P23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7"><text:soft-page-break/><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4">NeuronType</text:p>
            </table:table-cell>
            <table:covered-table-cell/>
          </table:table-row>
          <table:table-row>
            <table:table-cell table:style-name="Table19.A2" office:value-type="string">
              <text:p text:style-name="P166">Отговорности</text:p>
            </table:table-cell>
            <table:table-cell table:style-name="Table19.B2" office:value-type="string">
              <text:p text:style-name="P166">Сътрудници</text:p>
            </table:table-cell>
          </table:table-row>
          <table:table-row>
            <table:table-cell table:style-name="Table19.A3" office:value-type="string">
              <text:p text:style-name="P196">* Задава различните възможности за типове неврони. </text:p>
            </table:table-cell>
            <table:table-cell table:style-name="Table19.B3" office:value-type="string">
              <text:p text:style-name="P19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8"><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5">NeuronsList</text:p>
            </table:table-cell>
            <table:covered-table-cell/>
          </table:table-row>
          <table:table-row>
            <table:table-cell table:style-name="Table20.A2" office:value-type="string">
              <text:p text:style-name="P167">Отговорности</text:p>
            </table:table-cell>
            <table:table-cell table:style-name="Table20.B2" office:value-type="string">
              <text:p text:style-name="P167">Сътрудници</text:p>
            </table:table-cell>
          </table:table-row>
          <table:table-row>
            <table:table-cell table:style-name="Table20.A3" office:value-type="string">
              <text:p text:style-name="P197">* Поддържа списък с всички неврони в ИНМ.</text:p>
              <text:p text:style-name="P197">* Поддържа информация за броя неврони от различен тип.</text:p>
            </table:table-cell>
            <table:table-cell table:style-name="Table20.B3" office:value-type="string">
              <text:p text:style-name="P24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9"><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6">Population</text:p>
            </table:table-cell>
            <table:covered-table-cell/>
          </table:table-row>
          <table:table-row>
            <table:table-cell table:style-name="Table21.A2" office:value-type="string">
              <text:p text:style-name="P168">Отговорности</text:p>
            </table:table-cell>
            <table:table-cell table:style-name="Table21.B2" office:value-type="string">
              <text:p text:style-name="P168">Сътрудници</text:p>
            </table:table-cell>
          </table:table-row>
          <table:table-row>
            <table:table-cell table:style-name="Table21.A3" office:value-type="string">
              <text:p text:style-name="P198">* Поддържа популацията за ДЕ.</text:p>
              <text:p text:style-name="P198">* Инициализира популация със случайни числа.</text:p>
              <text:p text:style-name="P198">* Поддържа информация за най-добрия индивид в популацията. </text:p>
            </table:table-cell>
            <table:table-cell table:style-name="Table21.B3" office:value-type="string">
              <text:p text:style-name="P24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
        <text:p text:style-name="P318"><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37">RateInfo</text:p>
            </table:table-cell>
            <table:covered-table-cell/>
          </table:table-row>
          <table:table-row>
            <table:table-cell table:style-name="Table22.A2" office:value-type="string">
              <text:p text:style-name="P169">Отговорности</text:p>
            </table:table-cell>
            <table:table-cell table:style-name="Table22.B2" office:value-type="string">
              <text:p text:style-name="P169">Сътрудници</text:p>
            </table:table-cell>
          </table:table-row>
          <table:table-row>
            <table:table-cell table:style-name="Table22.A3" office:value-type="string">
              <text:p text:style-name="P199">*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8"><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8">TimePeriod</text:p>
            </table:table-cell>
            <table:covered-table-cell/>
          </table:table-row>
          <table:table-row>
            <table:table-cell table:style-name="Table23.A2" office:value-type="string">
              <text:p text:style-name="P170">Отговорности</text:p>
            </table:table-cell>
            <table:table-cell table:style-name="Table23.B2" office:value-type="string">
              <text:p text:style-name="P170">Сътрудници</text:p>
            </table:table-cell>
          </table:table-row>
          <table:table-row>
            <table:table-cell table:style-name="Table23.A3" office:value-type="string">
              <text:p text:style-name="P200">*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200">-</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8"><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9">Trainer</text:p>
            </table:table-cell>
            <table:covered-table-cell/>
          </table:table-row>
          <table:table-row>
            <table:table-cell table:style-name="Table24.A2" office:value-type="string">
              <text:p text:style-name="P171">Отговорности</text:p>
            </table:table-cell>
            <table:table-cell table:style-name="Table24.B2" office:value-type="string">
              <text:p text:style-name="P171">Сътрудници</text:p>
            </table:table-cell>
          </table:table-row>
          <table:table-row>
            <table:table-cell table:style-name="Table24.A3" office:value-type="string">
              <text:p text:style-name="P201">* Извършва процеса по обучение на ИНМ.</text:p>
              <text:p text:style-name="P201">* Използва се за извличане на прогнози.</text:p>
              <text:p text:style-name="P201">* Обновява тренировъчното множество.</text:p>
              <text:p text:style-name="P201">* Докладва за най-доброто намерено решение.</text:p>
            </table:table-cell>
            <table:table-cell table:style-name="Table24.B3" office:value-type="string">
              <text:p text:style-name="P242">TimePeriod</text:p>
              <text:p text:style-name="P242">Counter</text:p>
              <text:p text:style-name="P242">ANN</text:p>
              <text:p text:style-name="P242">DE</text:p>
              <text:p text:style-name="P242">TrainingSet</text:p>
              <text:p text:style-name="P24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8"><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0">TrainingExample</text:p>
            </table:table-cell>
            <table:covered-table-cell/>
          </table:table-row>
          <table:table-row>
            <table:table-cell table:style-name="Table25.A2" office:value-type="string">
              <text:p text:style-name="P172">Отговорности</text:p>
            </table:table-cell>
            <table:table-cell table:style-name="Table25.B2" office:value-type="string">
              <text:p text:style-name="P172">Сътрудници</text:p>
            </table:table-cell>
          </table:table-row>
          <table:table-row>
            <table:table-cell table:style-name="Table25.A3" office:value-type="string">
              <text:p text:style-name="P202">* Представя тренировъчните примери за ИНМ, които включват вход, изход и очакван изход.</text:p>
            </table:table-cell>
            <table:table-cell table:style-name="Table25.B3" office:value-type="string">
              <text:p text:style-name="P24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8"><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41">TrainingSet</text:p>
            </table:table-cell>
            <table:covered-table-cell/>
          </table:table-row>
          <table:table-row>
            <table:table-cell table:style-name="Table26.A2" office:value-type="string">
              <text:p text:style-name="P173">Отговорности</text:p>
            </table:table-cell>
            <table:table-cell table:style-name="Table26.B2" office:value-type="string">
              <text:p text:style-name="P173">Сътрудници</text:p>
            </table:table-cell>
          </table:table-row>
          <table:table-row>
            <table:table-cell table:style-name="Table26.A3" office:value-type="string">
              <text:p text:style-name="P203">* Съдържа набор от тренировъчни примери.</text:p>
              <text:p text:style-name="P203">* Трансформира информацията от външната среда във вид подходящ за въвеждане в и извеждане от ИНМ.</text:p>
            </table:table-cell>
            <table:table-cell table:style-name="Table26.B3" office:value-type="string">
              <text:p text:style-name="P244">RateInfo</text:p>
              <text:p text:style-name="P244">TrainingExample</text:p>
              <text:p text:style-name="P245">ANNIO</text:p>
              <text:p text:style-name="P24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8"><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2">WeightsMatrix</text:p>
            </table:table-cell>
            <table:covered-table-cell/>
          </table:table-row>
          <table:table-row>
            <table:table-cell table:style-name="Table27.A2" office:value-type="string">
              <text:p text:style-name="P174">Отговорности</text:p>
            </table:table-cell>
            <table:table-cell table:style-name="Table27.B2" office:value-type="string">
              <text:p text:style-name="P174">Сътрудници</text:p>
            </table:table-cell>
          </table:table-row>
          <table:table-row>
            <table:table-cell table:style-name="Table27.A3" office:value-type="string">
              <text:p text:style-name="P247">* Определя матрица на съседство между възлите на ИНМ. Числено представя обучените тегла на ИНМ.</text:p>
            </table:table-cell>
            <table:table-cell table:style-name="Table27.B3" office:value-type="string">
              <text:p text:style-name="P24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8"><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3">ann</text:p>
            </table:table-cell>
            <table:covered-table-cell/>
          </table:table-row>
          <table:table-row>
            <table:table-cell table:style-name="Table28.A2" office:value-type="string">
              <text:p text:style-name="P175">Атрибути</text:p>
            </table:table-cell>
            <table:table-cell table:style-name="Table28.B2" office:value-type="string">
              <text:p text:style-name="P175">Връзки</text:p>
            </table:table-cell>
          </table:table-row>
          <table:table-row>
            <table:table-cell table:style-name="Table28.A7" office:value-type="string">
              <text:p text:style-name="P205">id</text:p>
            </table:table-cell>
            <table:table-cell table:style-name="Table28.B3" office:value-type="string">
              <text:p text:style-name="P204"/>
            </table:table-cell>
          </table:table-row>
          <table:table-row>
            <table:table-cell table:style-name="Table28.A7" office:value-type="string">
              <text:p text:style-name="P205">ann_kind_id</text:p>
            </table:table-cell>
            <table:table-cell table:style-name="Table28.B7" office:value-type="string">
              <text:p text:style-name="P205">ann_kind.<text:span text:style-name="T69">id</text:span></text:p>
            </table:table-cell>
          </table:table-row>
          <table:table-row>
            <table:table-cell table:style-name="Table28.A7" office:value-type="string">
              <text:p text:style-name="P205">fitness</text:p>
            </table:table-cell>
            <table:table-cell table:style-name="Table28.B7" office:value-type="string">
              <text:p text:style-name="P204"/>
            </table:table-cell>
          </table:table-row>
          <table:table-row>
            <table:table-cell table:style-name="Table28.A7" office:value-type="string">
              <text:p text:style-name="P205">weights</text:p>
            </table:table-cell>
            <table:table-cell table:style-name="Table28.B7" office:value-type="string">
              <text:p text:style-name="P204"/>
            </table:table-cell>
          </table:table-row>
          <table:table-row>
            <table:table-cell table:style-name="Table28.A7" office:value-type="string">
              <text:p text:style-name="P206">happened</text:p>
            </table:table-cell>
            <table:table-cell table:style-name="Table28.B7" office:value-type="string">
              <text:p text:style-name="P204"/>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9"><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4">ann_kind</text:p>
            </table:table-cell>
            <table:covered-table-cell/>
          </table:table-row>
          <table:table-row>
            <table:table-cell table:style-name="Table29.A2" office:value-type="string">
              <text:p text:style-name="P208">Атрибути</text:p>
            </table:table-cell>
            <table:table-cell table:style-name="Table29.B2" office:value-type="string">
              <text:p text:style-name="P176">Връзки</text:p>
            </table:table-cell>
          </table:table-row>
          <table:table-row>
            <table:table-cell table:style-name="Table29.A8" office:value-type="string">
              <text:p text:style-name="P219">id</text:p>
            </table:table-cell>
            <table:table-cell table:style-name="Table29.B3" office:value-type="string">
              <text:p text:style-name="P207"/>
            </table:table-cell>
          </table:table-row>
          <table:table-row>
            <table:table-cell table:style-name="Table29.A8" office:value-type="string">
              <text:p text:style-name="P220">currency_pairs_id</text:p>
            </table:table-cell>
            <table:table-cell table:style-name="Table29.B8" office:value-type="string">
              <text:p text:style-name="P220">currency_paris.id</text:p>
            </table:table-cell>
          </table:table-row>
          <table:table-row>
            <table:table-cell table:style-name="Table29.A8" office:value-type="string">
              <text:p text:style-name="P220">number_of_neurons</text:p>
            </table:table-cell>
            <table:table-cell table:style-name="Table29.B8" office:value-type="string">
              <text:p text:style-name="P207"/>
            </table:table-cell>
          </table:table-row>
          <table:table-row>
            <table:table-cell table:style-name="Table29.A8" office:value-type="string">
              <text:p text:style-name="P220">flags</text:p>
            </table:table-cell>
            <table:table-cell table:style-name="Table29.B8" office:value-type="string">
              <text:p text:style-name="P207"/>
            </table:table-cell>
          </table:table-row>
          <text:soft-page-break/>
          <table:table-row>
            <table:table-cell table:style-name="Table29.A8" office:value-type="string">
              <text:p text:style-name="P220">activities</text:p>
            </table:table-cell>
            <table:table-cell table:style-name="Table29.B8" office:value-type="string">
              <text:p text:style-name="P207"/>
            </table:table-cell>
          </table:table-row>
          <table:table-row>
            <table:table-cell table:style-name="Table29.A8" office:value-type="string">
              <text:p text:style-name="P220">happened</text:p>
            </table:table-cell>
            <table:table-cell table:style-name="Table29.B8" office:value-type="string">
              <text:p text:style-name="P207"/>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8"><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5">currency_pairs</text:p>
            </table:table-cell>
            <table:covered-table-cell/>
          </table:table-row>
          <table:table-row>
            <table:table-cell table:style-name="Table30.A2" office:value-type="string">
              <text:p text:style-name="P209">Атрибути</text:p>
            </table:table-cell>
            <table:table-cell table:style-name="Table30.B2" office:value-type="string">
              <text:p text:style-name="P177">Връзки</text:p>
            </table:table-cell>
          </table:table-row>
          <table:table-row>
            <table:table-cell table:style-name="Table30.A9" office:value-type="string">
              <text:p text:style-name="P221">id</text:p>
            </table:table-cell>
            <table:table-cell table:style-name="Table30.B3" office:value-type="string">
              <text:p text:style-name="P214"/>
            </table:table-cell>
          </table:table-row>
          <table:table-row>
            <table:table-cell table:style-name="Table30.A9" office:value-type="string">
              <text:p text:style-name="P221">symbol</text:p>
            </table:table-cell>
            <table:table-cell table:style-name="Table30.B9" office:value-type="string">
              <text:p text:style-name="P214"/>
            </table:table-cell>
          </table:table-row>
          <table:table-row>
            <table:table-cell table:style-name="Table30.A9" office:value-type="string">
              <text:p text:style-name="P221">period_id</text:p>
            </table:table-cell>
            <table:table-cell table:style-name="Table30.B9" office:value-type="string">
              <text:p text:style-name="P221">time_periods.id</text:p>
            </table:table-cell>
          </table:table-row>
          <table:table-row>
            <table:table-cell table:style-name="Table30.A9" office:value-type="string">
              <text:p text:style-name="P221">offset</text:p>
            </table:table-cell>
            <table:table-cell table:style-name="Table30.B9" office:value-type="string">
              <text:p text:style-name="P214"/>
            </table:table-cell>
          </table:table-row>
          <table:table-row>
            <table:table-cell table:style-name="Table30.A9" office:value-type="string">
              <text:p text:style-name="P221">scale</text:p>
            </table:table-cell>
            <table:table-cell table:style-name="Table30.B9" office:value-type="string">
              <text:p text:style-name="P214"/>
            </table:table-cell>
          </table:table-row>
          <table:table-row>
            <table:table-cell table:style-name="Table30.A9" office:value-type="string">
              <text:p text:style-name="P221">description</text:p>
            </table:table-cell>
            <table:table-cell table:style-name="Table30.B9" office:value-type="string">
              <text:p text:style-name="P214"/>
            </table:table-cell>
          </table:table-row>
          <table:table-row>
            <table:table-cell table:style-name="Table30.A9" office:value-type="string">
              <text:p text:style-name="P221">happened</text:p>
            </table:table-cell>
            <table:table-cell table:style-name="Table30.B9" office:value-type="string">
              <text:p text:style-name="P21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8"><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6">neurons_coordinates</text:p>
            </table:table-cell>
            <table:covered-table-cell/>
          </table:table-row>
          <table:table-row>
            <table:table-cell table:style-name="Table31.A2" office:value-type="string">
              <text:p text:style-name="P210">Атрибути</text:p>
            </table:table-cell>
            <table:table-cell table:style-name="Table31.B2" office:value-type="string">
              <text:p text:style-name="P178">Връзки</text:p>
            </table:table-cell>
          </table:table-row>
          <table:table-row>
            <table:table-cell table:style-name="Table31.A6" office:value-type="string">
              <text:p text:style-name="P222">id</text:p>
            </table:table-cell>
            <table:table-cell table:style-name="Table31.B3" office:value-type="string">
              <text:p text:style-name="P215"/>
            </table:table-cell>
          </table:table-row>
          <text:soft-page-break/>
          <table:table-row>
            <table:table-cell table:style-name="Table31.A6" office:value-type="string">
              <text:p text:style-name="P222">ann_id</text:p>
            </table:table-cell>
            <table:table-cell table:style-name="Table31.B6" office:value-type="string">
              <text:p text:style-name="P222">ann.id</text:p>
            </table:table-cell>
          </table:table-row>
          <table:table-row>
            <table:table-cell table:style-name="Table31.A6" office:value-type="string">
              <text:p text:style-name="P222">coordinates</text:p>
            </table:table-cell>
            <table:table-cell table:style-name="Table31.B6" office:value-type="string">
              <text:p text:style-name="P215"/>
            </table:table-cell>
          </table:table-row>
          <table:table-row>
            <table:table-cell table:style-name="Table31.A6" office:value-type="string">
              <text:p text:style-name="P222">happened</text:p>
            </table:table-cell>
            <table:table-cell table:style-name="Table31.B6" office:value-type="string">
              <text:p text:style-name="P21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1">(полето coordinates). </text:span></text:p>
        <text:p text:style-name="P34"/>
        <text:p text:style-name="P320"><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7">time_periods</text:p>
            </table:table-cell>
            <table:covered-table-cell/>
          </table:table-row>
          <table:table-row>
            <table:table-cell table:style-name="Table32.A2" office:value-type="string">
              <text:p text:style-name="P211">Атрибути</text:p>
            </table:table-cell>
            <table:table-cell table:style-name="Table32.B2" office:value-type="string">
              <text:p text:style-name="P179">Връзки</text:p>
            </table:table-cell>
          </table:table-row>
          <table:table-row>
            <table:table-cell table:style-name="Table32.A5" office:value-type="string">
              <text:p text:style-name="P224">id</text:p>
            </table:table-cell>
            <table:table-cell table:style-name="Table32.B3" office:value-type="string">
              <text:p text:style-name="P216"/>
            </table:table-cell>
          </table:table-row>
          <table:table-row>
            <table:table-cell table:style-name="Table32.A5" office:value-type="string">
              <text:p text:style-name="P223">minutes</text:p>
            </table:table-cell>
            <table:table-cell table:style-name="Table32.B5" office:value-type="string">
              <text:p text:style-name="P216"/>
            </table:table-cell>
          </table:table-row>
          <table:table-row>
            <table:table-cell table:style-name="Table32.A5" office:value-type="string">
              <text:p text:style-name="P223">period</text:p>
            </table:table-cell>
            <table:table-cell table:style-name="Table32.B5" office:value-type="string">
              <text:p text:style-name="P216"/>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20"><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8">training_options</text:p>
            </table:table-cell>
            <table:covered-table-cell/>
          </table:table-row>
          <table:table-row>
            <table:table-cell table:style-name="Table33.A2" office:value-type="string">
              <text:p text:style-name="P212">Атрибути</text:p>
            </table:table-cell>
            <table:table-cell table:style-name="Table33.B2" office:value-type="string">
              <text:p text:style-name="P180">Връзки</text:p>
            </table:table-cell>
          </table:table-row>
          <table:table-row>
            <table:table-cell table:style-name="Table33.A7" office:value-type="string">
              <text:p text:style-name="P225">id</text:p>
            </table:table-cell>
            <table:table-cell table:style-name="Table33.B3" office:value-type="string">
              <text:p text:style-name="P217"/>
            </table:table-cell>
          </table:table-row>
          <table:table-row>
            <table:table-cell table:style-name="Table33.A7" office:value-type="string">
              <text:p text:style-name="P225">ann_id</text:p>
            </table:table-cell>
            <table:table-cell table:style-name="Table33.B7" office:value-type="string">
              <text:p text:style-name="P225">ann.id</text:p>
            </table:table-cell>
          </table:table-row>
          <table:table-row>
            <table:table-cell table:style-name="Table33.A7" office:value-type="string">
              <text:p text:style-name="P225">de_population_size</text:p>
            </table:table-cell>
            <table:table-cell table:style-name="Table33.B7" office:value-type="string">
              <text:p text:style-name="P217"/>
            </table:table-cell>
          </table:table-row>
          <table:table-row>
            <table:table-cell table:style-name="Table33.A7" office:value-type="string">
              <text:p text:style-name="P225">number_of_training_bars</text:p>
            </table:table-cell>
            <table:table-cell table:style-name="Table33.B7" office:value-type="string">
              <text:p text:style-name="P217"/>
            </table:table-cell>
          </table:table-row>
          <table:table-row>
            <table:table-cell table:style-name="Table33.A7" office:value-type="string">
              <text:p text:style-name="P225">after_bars_prediction</text:p>
            </table:table-cell>
            <table:table-cell table:style-name="Table33.B7" office:value-type="string">
              <text:p text:style-name="P21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text:soft-page-break/></text:p>
        <text:p text:style-name="P320"><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9">training_set</text:p>
            </table:table-cell>
            <table:covered-table-cell/>
          </table:table-row>
          <table:table-row>
            <table:table-cell table:style-name="Table34.A2" office:value-type="string">
              <text:p text:style-name="P213">Атрибути</text:p>
            </table:table-cell>
            <table:table-cell table:style-name="Table34.B2" office:value-type="string">
              <text:p text:style-name="P181">Връзки</text:p>
            </table:table-cell>
          </table:table-row>
          <table:table-row>
            <table:table-cell table:style-name="Table34.A12" office:value-type="string">
              <text:p text:style-name="P226">id</text:p>
            </table:table-cell>
            <table:table-cell table:style-name="Table34.B3" office:value-type="string">
              <text:p text:style-name="P218"/>
            </table:table-cell>
          </table:table-row>
          <table:table-row>
            <table:table-cell table:style-name="Table34.A12" office:value-type="string">
              <text:p text:style-name="P226">currency_pairs_id</text:p>
            </table:table-cell>
            <table:table-cell table:style-name="Table34.B12" office:value-type="string">
              <text:p text:style-name="P226">currency_pairs.id</text:p>
            </table:table-cell>
          </table:table-row>
          <table:table-row>
            <table:table-cell table:style-name="Table34.A12" office:value-type="string">
              <text:p text:style-name="P226">number_of_examples</text:p>
            </table:table-cell>
            <table:table-cell table:style-name="Table34.B12" office:value-type="string">
              <text:p text:style-name="P218"/>
            </table:table-cell>
          </table:table-row>
          <table:table-row>
            <table:table-cell table:style-name="Table34.A12" office:value-type="string">
              <text:p text:style-name="P226">time</text:p>
            </table:table-cell>
            <table:table-cell table:style-name="Table34.B12" office:value-type="string">
              <text:p text:style-name="P218"/>
            </table:table-cell>
          </table:table-row>
          <table:table-row>
            <table:table-cell table:style-name="Table34.A12" office:value-type="string">
              <text:p text:style-name="P226">open</text:p>
            </table:table-cell>
            <table:table-cell table:style-name="Table34.B12" office:value-type="string">
              <text:p text:style-name="P218"/>
            </table:table-cell>
          </table:table-row>
          <table:table-row>
            <table:table-cell table:style-name="Table34.A12" office:value-type="string">
              <text:p text:style-name="P226">low</text:p>
            </table:table-cell>
            <table:table-cell table:style-name="Table34.B12" office:value-type="string">
              <text:p text:style-name="P218"/>
            </table:table-cell>
          </table:table-row>
          <table:table-row>
            <table:table-cell table:style-name="Table34.A12" office:value-type="string">
              <text:p text:style-name="P226">high</text:p>
            </table:table-cell>
            <table:table-cell table:style-name="Table34.B12" office:value-type="string">
              <text:p text:style-name="P218"/>
            </table:table-cell>
          </table:table-row>
          <table:table-row>
            <table:table-cell table:style-name="Table34.A12" office:value-type="string">
              <text:p text:style-name="P226">close</text:p>
            </table:table-cell>
            <table:table-cell table:style-name="Table34.B12" office:value-type="string">
              <text:p text:style-name="P218"/>
            </table:table-cell>
          </table:table-row>
          <table:table-row>
            <table:table-cell table:style-name="Table34.A12" office:value-type="string">
              <text:p text:style-name="P226">volume</text:p>
            </table:table-cell>
            <table:table-cell table:style-name="Table34.B12" office:value-type="string">
              <text:p text:style-name="P218"/>
            </table:table-cell>
          </table:table-row>
          <table:table-row>
            <table:table-cell table:style-name="Table34.A12" office:value-type="string">
              <text:p text:style-name="P226">happened</text:p>
            </table:table-cell>
            <table:table-cell table:style-name="Table34.B12" office:value-type="string">
              <text:p text:style-name="P21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6"><draw:frame draw:style-name="fr4" draw:name="Image2" text:anchor-type="paragraph" svg:width="6.6925in" svg:height="5.6138in" draw:z-index="20"><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text:soft-page-break/></text:p>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6"><draw:frame draw:style-name="fr5" draw:name="Image3" text:anchor-type="paragraph" svg:width="6.6925in" svg:height="5.6209in" draw:z-index="21"><draw:image xlink:href="Pictures/1000020100000326000002A537479D41.png" xlink:type="simple" xlink:show="embed" xlink:actuate="onLoad"/></draw:frame><text:span text:style-name="T1">Фиг. </text:span><text:span text:style-name="T4">3.3</text:span><text:span text:style-name="T109">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P327"><draw:frame draw:style-name="fr5" draw:name="Image4" text:anchor-type="paragraph" svg:width="6.6925in" svg:height="5.589in" draw:z-index="22"><draw:image xlink:href="Pictures/1000020100000327000002A242B2D03D.png" xlink:type="simple" xlink:show="embed" xlink:actuate="onLoad"/></draw:frame><text:soft-page-break/><text:span text:style-name="T1">Фиг. </text:span><text:span text:style-name="T5">3.4</text:span><text:span text:style-name="T110"> Екран за избор на ИНМ, съхранена в РСУБД [NIRA2012][ANMO2011].</text:span></text:p>
        <text:p text:style-name="Standard"><text:soft-page-break/></text:p>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P327"><draw:frame draw:style-name="fr5" draw:name="Image5" text:anchor-type="paragraph" svg:width="6.6925in" svg:height="5.5972in" draw:z-index="23"><draw:image xlink:href="Pictures/1000020100000327000002A358A84EB8.png" xlink:type="simple" xlink:show="embed" xlink:actuate="onLoad"/></draw:frame><text:span text:style-name="T1">Фиг. </text:span><text:span text:style-name="T6">3.5</text:span><text:span text:style-name="T111">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7">(Фиг. 3.5).</text:span></text:p>
        <text:p text:style-name="Standard"/>
        <text:p text:style-name="P327"><draw:frame draw:style-name="fr5" draw:name="Image6" text:anchor-type="paragraph" svg:width="6.6925in" svg:height="5.5902in" draw:z-index="24"><draw:image xlink:href="Pictures/1000020100000328000002A369BA5FA9.png" xlink:type="simple" xlink:show="embed" xlink:actuate="onLoad"/></draw:frame><text:soft-page-break/><text:span text:style-name="T1">Фиг. </text:span><text:span text:style-name="T7">3.6</text:span><text:span text:style-name="T112"> Екран за настройка на опциите в бак енд системата [NIRA2012][ANMO2011].</text:span></text:p>
        <text:p text:style-name="Standard"/>
        <text:p text:style-name="Standard"><text:soft-page-break/><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7"><draw:frame draw:style-name="fr5" draw:name="Image7" text:anchor-type="paragraph" svg:width="6.6925in" svg:height="5.5957in" draw:z-index="25"><draw:image xlink:href="Pictures/1000020100000326000002A2C3F7F30D.png" xlink:type="simple" xlink:show="embed" xlink:actuate="onLoad"/></draw:frame><text:span text:style-name="T1">Фиг. </text:span><text:span text:style-name="T8">3.7</text:span><text:span text:style-name="T113">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44"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oft-page-break/><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338"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45"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50"><text:soft-page-break/></text:p>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30"><draw:image xlink:href="Pictures/100002010000035C000003282DC7687F.png" xlink:type="simple" xlink:show="embed" xlink:actuate="onLoad"/></draw:frame><text:span text:style-name="T1">Фиг. </text:span><text:span text:style-name="T13">4.2</text:span><text:span text:style-name="T12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2"/>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2"/>
        <text:p text:style-name="P53"><text:tab/>В настоящото изследване <text:span text:style-name="T159">[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text:soft-page-break/>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2">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2">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text:soft-page-break/>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31"><draw:image xlink:href="Pictures/10000201000002C200000236ED216B02.png" xlink:type="simple" xlink:show="embed" xlink:actuate="onLoad"/></draw:frame><text:soft-page-break/><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1">Фиг. </text:span><text:span text:style-name="T14">4.4</text:span>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2"/>
        <text:p text:style-name="P2"><text:soft-page-break/><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49"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2"/>
        <text:p text:style-name="P56"><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21"><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2">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3">случаен </text:span>делта вектор</text:p>
            </table:table-cell>
          </table:table-row>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22"><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ext:soft-page-break/>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50"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text:soft-page-break/></text:p>
        <text:p text:style-name="Illustration"><draw:frame draw:style-name="fr4" draw:name="Image16" text:anchor-type="paragraph" svg:width="6.6929in" svg:height="4.4618in" draw:z-index="34"><draw:image xlink:href="Pictures/100002010000036000000240A7FC8E1E.png" xlink:type="simple" xlink:show="embed" xlink:actuate="onLoad"/></draw:frame><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2"/>
        <text:p text:style-name="P2"><text:soft-page-break/><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5"><draw:image xlink:href="Pictures/100000000000025900000151D6C9948C.png" xlink:type="simple" xlink:show="embed" xlink:actuate="onLoad"/></draw:frame><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text:soft-page-break/></text:p>
        <text:p text:style-name="Illustration"><draw:frame draw:style-name="fr4" draw:name="Image18" text:anchor-type="paragraph" svg:width="6.2516in" svg:height="3.5016in" draw:z-index="36"><draw:image xlink:href="Pictures/10000000000002590000015134573962.png" xlink:type="simple" xlink:show="embed" xlink:actuate="onLoad"/></draw:frame><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38"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soft-page-break/><text:tab/>* <text:span text:style-name="T38">Тема 1 (вътрешен шифър)</text:span></text:p>
        <text:p text:style-name="P2"><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46" text:outline-level="2"><text:bookmark-start text:name="__RefHeading___Toc59109_1762457734"/><text:s text:c="2"/>Приноси<text:bookmark-end text:name="__RefHeading___Toc59109_1762457734"/></text:h>
        <text:p text:style-name="P97"/>
        <text:p text:style-name="P97"><text:tab/>Основни научно-приложни и приложни приноси в дисертационната работа.</text:p>
        <text:p text:style-name="P97"/>
        <text:p text:style-name="P97"><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7"><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7"><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7"><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7"/>
        <text:h text:style-name="Heading_20_2" text:outline-level="2"><text:bookmark-start text:name="__RefHeading___Toc59111_1762457734"/><text:s text:c="2"/><text:span text:style-name="T218">Планове за бъдеща разработка</text:span><text:bookmark-end text:name="__RefHeading___Toc59111_1762457734"/></text:h>
        <text:p text:style-name="P99"/>
        <text:p text:style-name="P99"><text:soft-page-break/><text:tab/>* Да се изследват предложените евристични подходи за търсене на прогнози в други области, а не само по отношение на валутните пазари.</text:p>
        <text:p text:style-name="P99"><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99">*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99"/>
        <text:p text:style-name="P99"/>
        <text:p text:style-name="P324">Благодарности</text:p>
        <text:p text:style-name="P331"/>
        <text:p text:style-name="P331"><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31"/>
        <text:p text:style-name="P331"><text:bookmark-start text:name="__RefHeading___Toc58938_137680543"/><text:tab/>Смятам и трима ви за част от този труд.<text:bookmark-end text:name="__RefHeading___Toc58938_137680543"/></text:p>
        <text:p text:style-name="P331"><text:bookmark-start text:name="__RefHeading___Toc58940_137680543"/><text:tab/>Благодаря!<text:bookmark-end text:name="__RefHeading___Toc58940_137680543"/></text:p>
        <text:p text:style-name="P330"/>
        <text:h text:style-name="P338"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7">Подпис:</text:span></text:p>
        <text:p text:style-name="P2"><text:tab/><text:tab/><text:tab/><text:tab/><text:tab/><text:tab/><text:tab/><text:tab/><text:span text:style-name="T217">Тодор Димитров Балабанов</text:span></text:p>
        <text:p text:style-name="P2"/>
        <text:h text:style-name="P338"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text:soft-page-break/>16. [RAVA2012] R. Abiyev, V. Abiyev, Differential Evaluation Learning of Fuzzy Wavelet Neural Networks for Stock Price Prediction, Journal of Information and Computing Science, Vol. 7, No. 2, p.121-130, 2012.</text:p>
        <text:p text:style-name="P2"/>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text:soft-page-break/>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text:soft-page-break/>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text:soft-page-break/>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text:soft-page-break/></text:p>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text:soft-page-break/></text:p>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text:soft-page-break/>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text:soft-page-break/></text:p>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text:soft-page-break/></text:p>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International Joint Conference on Neural Networks (IJCNN'00), Vol. 5, p.161-166, 2000.</text:p>
        <text:p text:style-name="P2"/>
        <text:p text:style-name="P2">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
        <text:p text:style-name="P2"><text:soft-page-break/>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text:soft-page-break/>optimization, In Proceedings of Mendel, 10th International Conference on Soft Computing, p. 17-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text:soft-page-break/>155. [MAWE2010] M. Weber, Parallel Global Optimization, Structuring Populations in Differential Evolution, Dissertation in Faculty of Information Technology of the University of Jyvaskyla, Nov 2010.</text:p>
        <text:p text:style-name="P2"/>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text:soft-page-break/>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text:soft-page-break/></text:p>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text:soft-page-break/></text:p>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text:soft-page-break/>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text:soft-page-break/></text:p>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text:soft-page-break/>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text:soft-page-break/>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0"><text:span text:style-name="T222">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9">2012</text:span></text:p>
        <text:p text:style-name="P100"/>
        <text:p text:style-name="P100"><text:soft-page-break/>2<text:span text:style-name="T222">38 [ANMO2011]</text:span> Момчил Аначков, Система за визуализиране и манипулиране на изкуствени невронни мрежи“, ТУЕС към ТУ-София, <text:span text:style-name="T219">2011</text:span></text:p>
        <text:p text:style-name="P100"/>
        <text:p text:style-name="P100"><text:span text:style-name="T222">239 [SINI2011]</text:span> Никола Симеонов, Мултимедиен скрийнсейвър за Windows, подходящ за вграждане в проекти за разпределени изчисления, ТУЕС към ТУ-София, <text:span text:style-name="T219">2011</text:span></text:p>
        <text:p text:style-name="P100"/>
        <text:p text:style-name="P100"><text:span text:style-name="T222">2</text:span>4<text:span text:style-name="T2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9">2011</text:span></text:p>
        <text:p text:style-name="P101"/>
        <text:h text:style-name="P338"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0">[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20">[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20">[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98"><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8">6<text:span text:style-name="T102"> </text:span><text:span text:style-name="T103">[</text:span><text:span text:style-name="T105">BAGE2016</text:span><text:span text:style-name="T106">a</text:span><text:span text:style-name="T103">]</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0">7<text:span text:style-name="T102"> </text:span><text:span text:style-name="T103">[</text:span><text:span text:style-name="T104">BAKE2016</text:span><text:span text:style-name="T103">]</text:span> <text:span text:style-name="T214">Balabanov T., Keremedchiev D., Goranov I., Web Distributed Computing For </text:span><text:soft-page-break/><text:span text:style-name="T214">Evolutionary Training Of Artificial Neural Networks, International Conference InfoTech-2016, Varna - St. St. Constantine and Elena resort, Bulgaria, ISSN:1314-1023, 210-216, 2016.</text:span></text:p>
        <text:p text:style-name="Standard"/>
        <text:p text:style-name="P109"><text:span text:style-name="T107">8</text:span><text:span text:style-name="T102"> </text:span><text:span text:style-name="T103">[</text:span><text:span text:style-name="T105">BAGE2016</text:span><text:span text:style-name="T106">b</text:span><text:span text:style-name="T103">]</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38" text:outline-level="1"><text:bookmark-start text:name="__RefHeading__725_533363062"/>Списък с цитирания и реферирания<text:bookmark-end text:name="__RefHeading__725_533363062"/></text:h>
        <text:p text:style-name="P2"/>
        <table:table table:name="Table37" table:style-name="Table37">
          <table:table-column table:style-name="Table37.A"/>
          <table:table-column table:style-name="Table37.B"/>
          <table:table-row>
            <table:table-cell table:style-name="Table37.A1" table:number-columns-spanned="2" office:value-type="string">
              <text:p text:style-name="P2">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3">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2">2. <text:span text:style-name="T224">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4">3. Evtimov, G., <text:s/><text:span text:style-name="T226">Keremedchiev, </text:span>D., Barova, M., Image Vectorization and Colors Reduction with Ant Colony Optimization, Advances in Mathematics: Scientific Journal, vo<text:span text:style-name="T227">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2">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5">4</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8">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1"><text:span text:style-name="T225">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3"><text:span text:style-name="T225">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3"><text:span text:style-name="T225">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2"><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hadow="none"/>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Увод</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text:span><text:page-number text:select-page="current">2</text:page-number> / <text:page-count>135</text:page-count></text:p>
            </table:table-cell>
          </table:table-row>
        </table:table>
      </style:footer>
    </style:master-page>
    <style:master-page style:name="First_20_Page" style:display-name="First Page" style:page-layout-name="Mpm2" style:next-style-name="Standard"/>
    <style:master-page style:name="Index" style:page-layout-name="Mpm3">
      <style:header>
        <table:table table:name="Table41" table:style-name="Table41">
          <table:table-column table:style-name="Table41.A"/>
          <table:table-row>
            <table:table-cell table:style-name="Table41.A1" office:value-type="string">
              <text:p text:style-name="MP1"><text:page-number style:num-format="i" text:select-page="current">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16M44S</meta:editing-duration>
    <meta:editing-cycles>1449</meta:editing-cycles>
    <meta:generator>LibreOffice/4.4.5.2$MacOSX_X86_64 LibreOffice_project/a22f674fd25a3b6f45bdebf25400ed2adff0ff99</meta:generator>
    <dc:date>2016-12-10T12:09:27.269026000</dc:date>
    <meta:document-statistic meta:table-count="41" meta:image-count="36" meta:object-count="0" meta:page-count="135" meta:paragraph-count="1076" meta:word-count="28618" meta:character-count="197077" meta:non-whitespace-character-count="169095"/>
    <meta:user-defined meta:name="Info 1"/>
    <meta:user-defined meta:name="Info 2"/>
    <meta:user-defined meta:name="Info 3"/>
    <meta:user-defined meta:name="Info 4"/>
  </office:meta>
</office:document-meta>
</file>